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3490000018D0000018DAF9680C3CCAC5E25.svg" manifest:media-type="image/svg+xml"/>
  <manifest:file-entry manifest:full-path="Object 1/Pictures/1000035000000173000001733A97B4761F19BD13.svg" manifest:media-type="image/svg+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4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anie4wykres" table:style-name="ta1">
        <table:shapes>
          <draw:frame draw:z-index="0" draw:style-name="gr1" draw:text-style-name="P1" svg:width="26.994cm" svg:height="16.771cm" svg:x="10.014cm" svg:y="0.108cm">
            <draw:object draw:notify-on-update-of-ranges="zadanie4wykres.B1:zadanie4wykres.B99 zadanie4wykres.F1:zadanie4wykres.F99 zadanie4wykres.B100:zadanie4wykres.B198 zadanie4wykres.F100:zadanie4wykres.F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684082" calcext:value-type="float">
            <text:p>6840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.A1]/([.B1]*[.$E$1])" office:value-type="float" office:value="0.0684082" calcext:value-type="float">
            <text:p>0,0684082</text:p>
          </table:table-cell>
        </table:table-row>
        <table:table-row table:style-name="ro1">
          <table:table-cell office:value-type="float" office:value="853574" calcext:value-type="float">
            <text:p>85357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]/([.B2]*[.$E$1])" office:value-type="float" office:value="0.0426787" calcext:value-type="float">
            <text:p>0,0426787</text:p>
          </table:table-cell>
        </table:table-row>
        <table:table-row table:style-name="ro1">
          <table:table-cell office:value-type="float" office:value="965976" calcext:value-type="float">
            <text:p>96597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]/([.B3]*[.$E$1])" office:value-type="float" office:value="0.0321992" calcext:value-type="float">
            <text:p>0,0321992</text:p>
          </table:table-cell>
        </table:table-row>
        <table:table-row table:style-name="ro1">
          <table:table-cell office:value-type="float" office:value="1046305" calcext:value-type="float">
            <text:p>104630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]/([.B4]*[.$E$1])" office:value-type="float" office:value="0.026157625" calcext:value-type="float">
            <text:p>0,026157625</text:p>
          </table:table-cell>
        </table:table-row>
        <table:table-row table:style-name="ro1">
          <table:table-cell office:value-type="float" office:value="1112988" calcext:value-type="float">
            <text:p>111298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]/([.B5]*[.$E$1])" office:value-type="float" office:value="0.02225976" calcext:value-type="float">
            <text:p>0,02225976</text:p>
          </table:table-cell>
        </table:table-row>
        <table:table-row table:style-name="ro1">
          <table:table-cell office:value-type="float" office:value="1167927" calcext:value-type="float">
            <text:p>116792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]/([.B6]*[.$E$1])" office:value-type="float" office:value="0.01946545" calcext:value-type="float">
            <text:p>0,01946545</text:p>
          </table:table-cell>
        </table:table-row>
        <table:table-row table:style-name="ro1">
          <table:table-cell office:value-type="float" office:value="1216132" calcext:value-type="float">
            <text:p>121613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]/([.B7]*[.$E$1])" office:value-type="float" office:value="0.0173733142857143" calcext:value-type="float">
            <text:p>0,017373314285714</text:p>
          </table:table-cell>
        </table:table-row>
        <table:table-row table:style-name="ro1">
          <table:table-cell office:value-type="float" office:value="1255683" calcext:value-type="float">
            <text:p>125568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]/([.B8]*[.$E$1])" office:value-type="float" office:value="0.0156960375" calcext:value-type="float">
            <text:p>0,0156960375</text:p>
          </table:table-cell>
        </table:table-row>
        <table:table-row table:style-name="ro1">
          <table:table-cell office:value-type="float" office:value="1291120" calcext:value-type="float">
            <text:p>129112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]/([.B9]*[.$E$1])" office:value-type="float" office:value="0.0143457777777778" calcext:value-type="float">
            <text:p>0,014345777777778</text:p>
          </table:table-cell>
        </table:table-row>
        <table:table-row table:style-name="ro1">
          <table:table-cell office:value-type="float" office:value="1324009" calcext:value-type="float">
            <text:p>132400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0]/([.B10]*[.$E$1])" office:value-type="float" office:value="0.01324009" calcext:value-type="float">
            <text:p>0,01324009</text:p>
          </table:table-cell>
        </table:table-row>
        <table:table-row table:style-name="ro1">
          <table:table-cell office:value-type="float" office:value="1349784" calcext:value-type="float">
            <text:p>134978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1]/([.B11]*[.$E$1])" office:value-type="float" office:value="0.0122707636363636" calcext:value-type="float">
            <text:p>0,012270763636364</text:p>
          </table:table-cell>
        </table:table-row>
        <table:table-row table:style-name="ro1">
          <table:table-cell office:value-type="float" office:value="1377997" calcext:value-type="float">
            <text:p>137799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2]/([.B12]*[.$E$1])" office:value-type="float" office:value="0.0114833083333333" calcext:value-type="float">
            <text:p>0,011483308333333</text:p>
          </table:table-cell>
        </table:table-row>
        <table:table-row table:style-name="ro1">
          <table:table-cell office:value-type="float" office:value="1404049" calcext:value-type="float">
            <text:p>1404049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3]/([.B13]*[.$E$1])" office:value-type="float" office:value="0.0108003769230769" calcext:value-type="float">
            <text:p>0,010800376923077</text:p>
          </table:table-cell>
        </table:table-row>
        <table:table-row table:style-name="ro1">
          <table:table-cell office:value-type="float" office:value="1431485" calcext:value-type="float">
            <text:p>1431485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4]/([.B14]*[.$E$1])" office:value-type="float" office:value="0.0102248928571429" calcext:value-type="float">
            <text:p>0,010224892857143</text:p>
          </table:table-cell>
        </table:table-row>
        <table:table-row table:style-name="ro1">
          <table:table-cell office:value-type="float" office:value="1448636" calcext:value-type="float">
            <text:p>144863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5]/([.B15]*[.$E$1])" office:value-type="float" office:value="0.00965757333333333" calcext:value-type="float">
            <text:p>0,009657573333333</text:p>
          </table:table-cell>
        </table:table-row>
        <table:table-row table:style-name="ro1">
          <table:table-cell office:value-type="float" office:value="1468434" calcext:value-type="float">
            <text:p>146843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6]/([.B16]*[.$E$1])" office:value-type="float" office:value="0.0091777125" calcext:value-type="float">
            <text:p>0,0091777125</text:p>
          </table:table-cell>
        </table:table-row>
        <table:table-row table:style-name="ro1">
          <table:table-cell office:value-type="float" office:value="1485922" calcext:value-type="float">
            <text:p>148592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7]/([.B17]*[.$E$1])" office:value-type="float" office:value="0.00874071764705882" calcext:value-type="float">
            <text:p>0,008740717647059</text:p>
          </table:table-cell>
        </table:table-row>
        <table:table-row table:style-name="ro1">
          <table:table-cell office:value-type="float" office:value="1503110" calcext:value-type="float">
            <text:p>150311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8]/([.B18]*[.$E$1])" office:value-type="float" office:value="0.00835061111111111" calcext:value-type="float">
            <text:p>0,008350611111111</text:p>
          </table:table-cell>
        </table:table-row>
        <table:table-row table:style-name="ro1">
          <table:table-cell office:value-type="float" office:value="1518362" calcext:value-type="float">
            <text:p>151836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19]/([.B19]*[.$E$1])" office:value-type="float" office:value="0.00799137894736842" calcext:value-type="float">
            <text:p>0,007991378947368</text:p>
          </table:table-cell>
        </table:table-row>
        <table:table-row table:style-name="ro1">
          <table:table-cell office:value-type="float" office:value="1536148" calcext:value-type="float">
            <text:p>153614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0]/([.B20]*[.$E$1])" office:value-type="float" office:value="0.00768074" calcext:value-type="float">
            <text:p>0,00768074</text:p>
          </table:table-cell>
        </table:table-row>
        <table:table-row table:style-name="ro1">
          <table:table-cell office:value-type="float" office:value="1552739" calcext:value-type="float">
            <text:p>1552739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1]/([.B21]*[.$E$1])" office:value-type="float" office:value="0.00739399523809524" calcext:value-type="float">
            <text:p>0,007393995238095</text:p>
          </table:table-cell>
        </table:table-row>
        <table:table-row table:style-name="ro1">
          <table:table-cell office:value-type="float" office:value="1565623" calcext:value-type="float">
            <text:p>1565623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2]/([.B22]*[.$E$1])" office:value-type="float" office:value="0.00711646818181818" calcext:value-type="float">
            <text:p>0,007116468181818</text:p>
          </table:table-cell>
        </table:table-row>
        <table:table-row table:style-name="ro1">
          <table:table-cell office:value-type="float" office:value="1581312" calcext:value-type="float">
            <text:p>158131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3]/([.B23]*[.$E$1])" office:value-type="float" office:value="0.00687526956521739" calcext:value-type="float">
            <text:p>0,006875269565217</text:p>
          </table:table-cell>
        </table:table-row>
        <table:table-row table:style-name="ro1">
          <table:table-cell office:value-type="float" office:value="1593373" calcext:value-type="float">
            <text:p>1593373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4]/([.B24]*[.$E$1])" office:value-type="float" office:value="0.00663905416666667" calcext:value-type="float">
            <text:p>0,006639054166667</text:p>
          </table:table-cell>
        </table:table-row>
        <table:table-row table:style-name="ro1">
          <table:table-cell office:value-type="float" office:value="1605393" calcext:value-type="float">
            <text:p>1605393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5]/([.B25]*[.$E$1])" office:value-type="float" office:value="0.006421572" calcext:value-type="float">
            <text:p>0,006421572</text:p>
          </table:table-cell>
        </table:table-row>
        <table:table-row table:style-name="ro1">
          <table:table-cell office:value-type="float" office:value="1618532" calcext:value-type="float">
            <text:p>1618532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6]/([.B26]*[.$E$1])" office:value-type="float" office:value="0.00622512307692308" calcext:value-type="float">
            <text:p>0,006225123076923</text:p>
          </table:table-cell>
        </table:table-row>
        <table:table-row table:style-name="ro1">
          <table:table-cell office:value-type="float" office:value="1630048" calcext:value-type="float">
            <text:p>1630048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7]/([.B27]*[.$E$1])" office:value-type="float" office:value="0.00603721481481481" calcext:value-type="float">
            <text:p>0,006037214814815</text:p>
          </table:table-cell>
        </table:table-row>
        <table:table-row table:style-name="ro1">
          <table:table-cell office:value-type="float" office:value="1645140" calcext:value-type="float">
            <text:p>164514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8]/([.B28]*[.$E$1])" office:value-type="float" office:value="0.0058755" calcext:value-type="float">
            <text:p>0,0058755</text:p>
          </table:table-cell>
        </table:table-row>
        <table:table-row table:style-name="ro1">
          <table:table-cell office:value-type="float" office:value="1652607" calcext:value-type="float">
            <text:p>1652607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29]/([.B29]*[.$E$1])" office:value-type="float" office:value="0.00569864482758621" calcext:value-type="float">
            <text:p>0,005698644827586</text:p>
          </table:table-cell>
        </table:table-row>
        <table:table-row table:style-name="ro1">
          <table:table-cell office:value-type="float" office:value="1665979" calcext:value-type="float">
            <text:p>1665979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0]/([.B30]*[.$E$1])" office:value-type="float" office:value="0.00555326333333333" calcext:value-type="float">
            <text:p>0,005553263333333</text:p>
          </table:table-cell>
        </table:table-row>
        <table:table-row table:style-name="ro1">
          <table:table-cell office:value-type="float" office:value="1674207" calcext:value-type="float">
            <text:p>1674207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1]/([.B31]*[.$E$1])" office:value-type="float" office:value="0.00540066774193548" calcext:value-type="float">
            <text:p>0,005400667741935</text:p>
          </table:table-cell>
        </table:table-row>
        <table:table-row table:style-name="ro1">
          <table:table-cell office:value-type="float" office:value="1687372" calcext:value-type="float">
            <text:p>1687372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2]/([.B32]*[.$E$1])" office:value-type="float" office:value="0.0052730375" calcext:value-type="float">
            <text:p>0,0052730375</text:p>
          </table:table-cell>
        </table:table-row>
        <table:table-row table:style-name="ro1">
          <table:table-cell office:value-type="float" office:value="1696151" calcext:value-type="float">
            <text:p>1696151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3]/([.B33]*[.$E$1])" office:value-type="float" office:value="0.00513985151515152" calcext:value-type="float">
            <text:p>0,005139851515152</text:p>
          </table:table-cell>
        </table:table-row>
        <table:table-row table:style-name="ro1">
          <table:table-cell office:value-type="float" office:value="1701537" calcext:value-type="float">
            <text:p>1701537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4]/([.B34]*[.$E$1])" office:value-type="float" office:value="0.00500452058823529" calcext:value-type="float">
            <text:p>0,005004520588235</text:p>
          </table:table-cell>
        </table:table-row>
        <table:table-row table:style-name="ro1">
          <table:table-cell office:value-type="float" office:value="1716644" calcext:value-type="float">
            <text:p>1716644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5]/([.B35]*[.$E$1])" office:value-type="float" office:value="0.00490469714285714" calcext:value-type="float">
            <text:p>0,004904697142857</text:p>
          </table:table-cell>
        </table:table-row>
        <table:table-row table:style-name="ro1">
          <table:table-cell office:value-type="float" office:value="1718983" calcext:value-type="float">
            <text:p>1718983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6]/([.B36]*[.$E$1])" office:value-type="float" office:value="0.00477495277777778" calcext:value-type="float">
            <text:p>0,004774952777778</text:p>
          </table:table-cell>
        </table:table-row>
        <table:table-row table:style-name="ro1">
          <table:table-cell office:value-type="float" office:value="1732607" calcext:value-type="float">
            <text:p>1732607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7]/([.B37]*[.$E$1])" office:value-type="float" office:value="0.00468272162162162" calcext:value-type="float">
            <text:p>0,004682721621622</text:p>
          </table:table-cell>
        </table:table-row>
        <table:table-row table:style-name="ro1">
          <table:table-cell office:value-type="float" office:value="1739019" calcext:value-type="float">
            <text:p>1739019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8]/([.B38]*[.$E$1])" office:value-type="float" office:value="0.00457636578947368" calcext:value-type="float">
            <text:p>0,004576365789474</text:p>
          </table:table-cell>
        </table:table-row>
        <table:table-row table:style-name="ro1">
          <table:table-cell office:value-type="float" office:value="1747330" calcext:value-type="float">
            <text:p>174733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39]/([.B39]*[.$E$1])" office:value-type="float" office:value="0.00448033333333333" calcext:value-type="float">
            <text:p>0,004480333333333</text:p>
          </table:table-cell>
        </table:table-row>
        <table:table-row table:style-name="ro1">
          <table:table-cell office:value-type="float" office:value="1755518" calcext:value-type="float">
            <text:p>1755518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0]/([.B40]*[.$E$1])" office:value-type="float" office:value="0.004388795" calcext:value-type="float">
            <text:p>0,004388795</text:p>
          </table:table-cell>
        </table:table-row>
        <table:table-row table:style-name="ro1">
          <table:table-cell office:value-type="float" office:value="1761022" calcext:value-type="float">
            <text:p>1761022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1]/([.B41]*[.$E$1])" office:value-type="float" office:value="0.0042951756097561" calcext:value-type="float">
            <text:p>0,004295175609756</text:p>
          </table:table-cell>
        </table:table-row>
        <table:table-row table:style-name="ro1">
          <table:table-cell office:value-type="float" office:value="1771232" calcext:value-type="float">
            <text:p>1771232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2]/([.B42]*[.$E$1])" office:value-type="float" office:value="0.00421721904761905" calcext:value-type="float">
            <text:p>0,004217219047619</text:p>
          </table:table-cell>
        </table:table-row>
        <table:table-row table:style-name="ro1">
          <table:table-cell office:value-type="float" office:value="1778760" calcext:value-type="float">
            <text:p>1778760</text:p>
          </table:table-cell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3]/([.B43]*[.$E$1])" office:value-type="float" office:value="0.0041366511627907" calcext:value-type="float">
            <text:p>0,004136651162791</text:p>
          </table:table-cell>
        </table:table-row>
        <table:table-row table:style-name="ro1">
          <table:table-cell office:value-type="float" office:value="1784929" calcext:value-type="float">
            <text:p>1784929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4]/([.B44]*[.$E$1])" office:value-type="float" office:value="0.00405665681818182" calcext:value-type="float">
            <text:p>0,004056656818182</text:p>
          </table:table-cell>
        </table:table-row>
        <table:table-row table:style-name="ro1">
          <table:table-cell office:value-type="float" office:value="1792347" calcext:value-type="float">
            <text:p>1792347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5]/([.B45]*[.$E$1])" office:value-type="float" office:value="0.00398299333333333" calcext:value-type="float">
            <text:p>0,003982993333333</text:p>
          </table:table-cell>
        </table:table-row>
        <table:table-row table:style-name="ro1">
          <table:table-cell office:value-type="float" office:value="1802398" calcext:value-type="float">
            <text:p>1802398</text:p>
          </table:table-cell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6]/([.B46]*[.$E$1])" office:value-type="float" office:value="0.00391825652173913" calcext:value-type="float">
            <text:p>0,003918256521739</text:p>
          </table:table-cell>
        </table:table-row>
        <table:table-row table:style-name="ro1">
          <table:table-cell office:value-type="float" office:value="1807505" calcext:value-type="float">
            <text:p>1807505</text:p>
          </table:table-cell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7]/([.B47]*[.$E$1])" office:value-type="float" office:value="0.00384575531914894" calcext:value-type="float">
            <text:p>0,003845755319149</text:p>
          </table:table-cell>
        </table:table-row>
        <table:table-row table:style-name="ro1">
          <table:table-cell office:value-type="float" office:value="1812261" calcext:value-type="float">
            <text:p>1812261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8]/([.B48]*[.$E$1])" office:value-type="float" office:value="0.00377554375" calcext:value-type="float">
            <text:p>0,00377554375</text:p>
          </table:table-cell>
        </table:table-row>
        <table:table-row table:style-name="ro1">
          <table:table-cell office:value-type="float" office:value="1818515" calcext:value-type="float">
            <text:p>1818515</text:p>
          </table:table-cell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49]/([.B49]*[.$E$1])" office:value-type="float" office:value="0.00371125510204082" calcext:value-type="float">
            <text:p>0,003711255102041</text:p>
          </table:table-cell>
        </table:table-row>
        <table:table-row table:style-name="ro1">
          <table:table-cell office:value-type="float" office:value="1823046" calcext:value-type="float">
            <text:p>1823046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0]/([.B50]*[.$E$1])" office:value-type="float" office:value="0.003646092" calcext:value-type="float">
            <text:p>0,003646092</text:p>
          </table:table-cell>
        </table:table-row>
        <table:table-row table:style-name="ro1">
          <table:table-cell office:value-type="float" office:value="1834130" calcext:value-type="float">
            <text:p>1834130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1]/([.B51]*[.$E$1])" office:value-type="float" office:value="0.00359633333333333" calcext:value-type="float">
            <text:p>0,003596333333333</text:p>
          </table:table-cell>
        </table:table-row>
        <table:table-row table:style-name="ro1">
          <table:table-cell office:value-type="float" office:value="1835415" calcext:value-type="float">
            <text:p>1835415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2]/([.B52]*[.$E$1])" office:value-type="float" office:value="0.00352964423076923" calcext:value-type="float">
            <text:p>0,003529644230769</text:p>
          </table:table-cell>
        </table:table-row>
        <table:table-row table:style-name="ro1">
          <table:table-cell office:value-type="float" office:value="1844733" calcext:value-type="float">
            <text:p>1844733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3]/([.B53]*[.$E$1])" office:value-type="float" office:value="0.00348062830188679" calcext:value-type="float">
            <text:p>0,003480628301887</text:p>
          </table:table-cell>
        </table:table-row>
        <table:table-row table:style-name="ro1">
          <table:table-cell office:value-type="float" office:value="1849021" calcext:value-type="float">
            <text:p>1849021</text:p>
          </table:table-cell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4]/([.B54]*[.$E$1])" office:value-type="float" office:value="0.00342411296296296" calcext:value-type="float">
            <text:p>0,003424112962963</text:p>
          </table:table-cell>
        </table:table-row>
        <table:table-row table:style-name="ro1">
          <table:table-cell office:value-type="float" office:value="1861505" calcext:value-type="float">
            <text:p>1861505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5]/([.B55]*[.$E$1])" office:value-type="float" office:value="0.00338455454545455" calcext:value-type="float">
            <text:p>0,003384554545455</text:p>
          </table:table-cell>
        </table:table-row>
        <table:table-row table:style-name="ro1">
          <table:table-cell office:value-type="float" office:value="1861050" calcext:value-type="float">
            <text:p>1861050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6]/([.B56]*[.$E$1])" office:value-type="float" office:value="0.00332330357142857" calcext:value-type="float">
            <text:p>0,003323303571429</text:p>
          </table:table-cell>
        </table:table-row>
        <table:table-row table:style-name="ro1">
          <table:table-cell office:value-type="float" office:value="1868817" calcext:value-type="float">
            <text:p>1868817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7]/([.B57]*[.$E$1])" office:value-type="float" office:value="0.00327862631578947" calcext:value-type="float">
            <text:p>0,003278626315789</text:p>
          </table:table-cell>
        </table:table-row>
        <table:table-row table:style-name="ro1">
          <table:table-cell office:value-type="float" office:value="1872701" calcext:value-type="float">
            <text:p>1872701</text:p>
          </table:table-cell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8]/([.B58]*[.$E$1])" office:value-type="float" office:value="0.00322879482758621" calcext:value-type="float">
            <text:p>0,003228794827586</text:p>
          </table:table-cell>
        </table:table-row>
        <table:table-row table:style-name="ro1">
          <table:table-cell office:value-type="float" office:value="1880321" calcext:value-type="float">
            <text:p>1880321</text:p>
          </table:table-cell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59]/([.B59]*[.$E$1])" office:value-type="float" office:value="0.00318698474576271" calcext:value-type="float">
            <text:p>0,003186984745763</text:p>
          </table:table-cell>
        </table:table-row>
        <table:table-row table:style-name="ro1">
          <table:table-cell office:value-type="float" office:value="1886776" calcext:value-type="float">
            <text:p>188677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0]/([.B60]*[.$E$1])" office:value-type="float" office:value="0.00314462666666667" calcext:value-type="float">
            <text:p>0,003144626666667</text:p>
          </table:table-cell>
        </table:table-row>
        <table:table-row table:style-name="ro1">
          <table:table-cell office:value-type="float" office:value="1891909" calcext:value-type="float">
            <text:p>1891909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1]/([.B61]*[.$E$1])" office:value-type="float" office:value="0.00310149016393443" calcext:value-type="float">
            <text:p>0,003101490163934</text:p>
          </table:table-cell>
        </table:table-row>
        <table:table-row table:style-name="ro1">
          <table:table-cell office:value-type="float" office:value="1891413" calcext:value-type="float">
            <text:p>1891413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2]/([.B62]*[.$E$1])" office:value-type="float" office:value="0.00305066612903226" calcext:value-type="float">
            <text:p>0,003050666129032</text:p>
          </table:table-cell>
        </table:table-row>
        <table:table-row table:style-name="ro1">
          <table:table-cell office:value-type="float" office:value="1899293" calcext:value-type="float">
            <text:p>1899293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3]/([.B63]*[.$E$1])" office:value-type="float" office:value="0.00301475079365079" calcext:value-type="float">
            <text:p>0,003014750793651</text:p>
          </table:table-cell>
        </table:table-row>
        <table:table-row table:style-name="ro1">
          <table:table-cell office:value-type="float" office:value="1906334" calcext:value-type="float">
            <text:p>190633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4]/([.B64]*[.$E$1])" office:value-type="float" office:value="0.002978646875" calcext:value-type="float">
            <text:p>0,002978646875</text:p>
          </table:table-cell>
        </table:table-row>
        <table:table-row table:style-name="ro1">
          <table:table-cell office:value-type="float" office:value="1909470" calcext:value-type="float">
            <text:p>190947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5]/([.B65]*[.$E$1])" office:value-type="float" office:value="0.00293764615384615" calcext:value-type="float">
            <text:p>0,002937646153846</text:p>
          </table:table-cell>
        </table:table-row>
        <table:table-row table:style-name="ro1">
          <table:table-cell office:value-type="float" office:value="1917354" calcext:value-type="float">
            <text:p>1917354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6]/([.B66]*[.$E$1])" office:value-type="float" office:value="0.00290508181818182" calcext:value-type="float">
            <text:p>0,002905081818182</text:p>
          </table:table-cell>
        </table:table-row>
        <table:table-row table:style-name="ro1">
          <table:table-cell office:value-type="float" office:value="1920747" calcext:value-type="float">
            <text:p>1920747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7]/([.B67]*[.$E$1])" office:value-type="float" office:value="0.00286678656716418" calcext:value-type="float">
            <text:p>0,002866786567164</text:p>
          </table:table-cell>
        </table:table-row>
        <table:table-row table:style-name="ro1">
          <table:table-cell office:value-type="float" office:value="1919265" calcext:value-type="float">
            <text:p>1919265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8]/([.B68]*[.$E$1])" office:value-type="float" office:value="0.00282244852941176" calcext:value-type="float">
            <text:p>0,002822448529412</text:p>
          </table:table-cell>
        </table:table-row>
        <table:table-row table:style-name="ro1">
          <table:table-cell office:value-type="float" office:value="1927683" calcext:value-type="float">
            <text:p>1927683</text:p>
          </table:table-cell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69]/([.B69]*[.$E$1])" office:value-type="float" office:value="0.00279374347826087" calcext:value-type="float">
            <text:p>0,002793743478261</text:p>
          </table:table-cell>
        </table:table-row>
        <table:table-row table:style-name="ro1">
          <table:table-cell office:value-type="float" office:value="1931041" calcext:value-type="float">
            <text:p>1931041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0]/([.B70]*[.$E$1])" office:value-type="float" office:value="0.00275863" calcext:value-type="float">
            <text:p>0,00275863</text:p>
          </table:table-cell>
        </table:table-row>
        <table:table-row table:style-name="ro1">
          <table:table-cell office:value-type="float" office:value="1936417" calcext:value-type="float">
            <text:p>1936417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1]/([.B71]*[.$E$1])" office:value-type="float" office:value="0.00272734788732394" calcext:value-type="float">
            <text:p>0,002727347887324</text:p>
          </table:table-cell>
        </table:table-row>
        <table:table-row table:style-name="ro1">
          <table:table-cell office:value-type="float" office:value="1945744" calcext:value-type="float">
            <text:p>1945744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2]/([.B72]*[.$E$1])" office:value-type="float" office:value="0.00270242222222222" calcext:value-type="float">
            <text:p>0,002702422222222</text:p>
          </table:table-cell>
        </table:table-row>
        <table:table-row table:style-name="ro1">
          <table:table-cell office:value-type="float" office:value="1948516" calcext:value-type="float">
            <text:p>1948516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3]/([.B73]*[.$E$1])" office:value-type="float" office:value="0.0026692" calcext:value-type="float">
            <text:p>0,0026692</text:p>
          </table:table-cell>
        </table:table-row>
        <table:table-row table:style-name="ro1">
          <table:table-cell office:value-type="float" office:value="1949088" calcext:value-type="float">
            <text:p>1949088</text:p>
          </table:table-cell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4]/([.B74]*[.$E$1])" office:value-type="float" office:value="0.0026339027027027" calcext:value-type="float">
            <text:p>0,002633902702703</text:p>
          </table:table-cell>
        </table:table-row>
        <table:table-row table:style-name="ro1">
          <table:table-cell office:value-type="float" office:value="1955034" calcext:value-type="float">
            <text:p>1955034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5]/([.B75]*[.$E$1])" office:value-type="float" office:value="0.002606712" calcext:value-type="float">
            <text:p>0,002606712</text:p>
          </table:table-cell>
        </table:table-row>
        <table:table-row table:style-name="ro1">
          <table:table-cell office:value-type="float" office:value="1962311" calcext:value-type="float">
            <text:p>1962311</text:p>
          </table:table-cell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6]/([.B76]*[.$E$1])" office:value-type="float" office:value="0.00258198815789474" calcext:value-type="float">
            <text:p>0,002581988157895</text:p>
          </table:table-cell>
        </table:table-row>
        <table:table-row table:style-name="ro1">
          <table:table-cell office:value-type="float" office:value="1965518" calcext:value-type="float">
            <text:p>1965518</text:p>
          </table:table-cell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7]/([.B77]*[.$E$1])" office:value-type="float" office:value="0.00255262077922078" calcext:value-type="float">
            <text:p>0,002552620779221</text:p>
          </table:table-cell>
        </table:table-row>
        <table:table-row table:style-name="ro1">
          <table:table-cell office:value-type="float" office:value="1963428" calcext:value-type="float">
            <text:p>1963428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8]/([.B78]*[.$E$1])" office:value-type="float" office:value="0.00251721538461538" calcext:value-type="float">
            <text:p>0,002517215384615</text:p>
          </table:table-cell>
        </table:table-row>
        <table:table-row table:style-name="ro1">
          <table:table-cell office:value-type="float" office:value="1973318" calcext:value-type="float">
            <text:p>1973318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79]/([.B79]*[.$E$1])" office:value-type="float" office:value="0.00249787088607595" calcext:value-type="float">
            <text:p>0,002497870886076</text:p>
          </table:table-cell>
        </table:table-row>
        <table:table-row table:style-name="ro1">
          <table:table-cell office:value-type="float" office:value="1977052" calcext:value-type="float">
            <text:p>197705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0]/([.B80]*[.$E$1])" office:value-type="float" office:value="0.002471315" calcext:value-type="float">
            <text:p>0,002471315</text:p>
          </table:table-cell>
        </table:table-row>
        <table:table-row table:style-name="ro1">
          <table:table-cell office:value-type="float" office:value="1981569" calcext:value-type="float">
            <text:p>1981569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1]/([.B81]*[.$E$1])" office:value-type="float" office:value="0.00244638148148148" calcext:value-type="float">
            <text:p>0,002446381481481</text:p>
          </table:table-cell>
        </table:table-row>
        <table:table-row table:style-name="ro1">
          <table:table-cell office:value-type="float" office:value="1983008" calcext:value-type="float">
            <text:p>1983008</text:p>
          </table:table-cell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2]/([.B82]*[.$E$1])" office:value-type="float" office:value="0.00241830243902439" calcext:value-type="float">
            <text:p>0,002418302439024</text:p>
          </table:table-cell>
        </table:table-row>
        <table:table-row table:style-name="ro1">
          <table:table-cell office:value-type="float" office:value="1993003" calcext:value-type="float">
            <text:p>1993003</text:p>
          </table:table-cell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3]/([.B83]*[.$E$1])" office:value-type="float" office:value="0.00240120843373494" calcext:value-type="float">
            <text:p>0,002401208433735</text:p>
          </table:table-cell>
        </table:table-row>
        <table:table-row table:style-name="ro1">
          <table:table-cell office:value-type="float" office:value="1991133" calcext:value-type="float">
            <text:p>1991133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4]/([.B84]*[.$E$1])" office:value-type="float" office:value="0.00237039642857143" calcext:value-type="float">
            <text:p>0,002370396428571</text:p>
          </table:table-cell>
        </table:table-row>
        <table:table-row table:style-name="ro1">
          <table:table-cell office:value-type="float" office:value="1992287" calcext:value-type="float">
            <text:p>1992287</text:p>
          </table:table-cell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5]/([.B85]*[.$E$1])" office:value-type="float" office:value="0.00234386705882353" calcext:value-type="float">
            <text:p>0,002343867058824</text:p>
          </table:table-cell>
        </table:table-row>
        <table:table-row table:style-name="ro1">
          <table:table-cell office:value-type="float" office:value="1998400" calcext:value-type="float">
            <text:p>1998400</text:p>
          </table:table-cell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6]/([.B86]*[.$E$1])" office:value-type="float" office:value="0.00232372093023256" calcext:value-type="float">
            <text:p>0,002323720930233</text:p>
          </table:table-cell>
        </table:table-row>
        <table:table-row table:style-name="ro1">
          <table:table-cell office:value-type="float" office:value="2001335" calcext:value-type="float">
            <text:p>2001335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7]/([.B87]*[.$E$1])" office:value-type="float" office:value="0.00230038505747126" calcext:value-type="float">
            <text:p>0,002300385057471</text:p>
          </table:table-cell>
        </table:table-row>
        <table:table-row table:style-name="ro1">
          <table:table-cell office:value-type="float" office:value="2002319" calcext:value-type="float">
            <text:p>2002319</text:p>
          </table:table-cell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8]/([.B88]*[.$E$1])" office:value-type="float" office:value="0.0022753625" calcext:value-type="float">
            <text:p>0,0022753625</text:p>
          </table:table-cell>
        </table:table-row>
        <table:table-row table:style-name="ro1">
          <table:table-cell office:value-type="float" office:value="2003855" calcext:value-type="float">
            <text:p>2003855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89]/([.B89]*[.$E$1])" office:value-type="float" office:value="0.00225152247191011" calcext:value-type="float">
            <text:p>0,00225152247191</text:p>
          </table:table-cell>
        </table:table-row>
        <table:table-row table:style-name="ro1">
          <table:table-cell office:value-type="float" office:value="2011047" calcext:value-type="float">
            <text:p>2011047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0]/([.B90]*[.$E$1])" office:value-type="float" office:value="0.00223449666666667" calcext:value-type="float">
            <text:p>0,002234496666667</text:p>
          </table:table-cell>
        </table:table-row>
        <table:table-row table:style-name="ro1">
          <table:table-cell office:value-type="float" office:value="2016402" calcext:value-type="float">
            <text:p>2016402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1]/([.B91]*[.$E$1])" office:value-type="float" office:value="0.00221582637362637" calcext:value-type="float">
            <text:p>0,002215826373626</text:p>
          </table:table-cell>
        </table:table-row>
        <table:table-row table:style-name="ro1">
          <table:table-cell office:value-type="float" office:value="2018025" calcext:value-type="float">
            <text:p>2018025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2]/([.B92]*[.$E$1])" office:value-type="float" office:value="0.00219350543478261" calcext:value-type="float">
            <text:p>0,002193505434783</text:p>
          </table:table-cell>
        </table:table-row>
        <table:table-row table:style-name="ro1">
          <table:table-cell office:value-type="float" office:value="2023950" calcext:value-type="float">
            <text:p>2023950</text:p>
          </table:table-cell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3]/([.B93]*[.$E$1])" office:value-type="float" office:value="0.00217629032258065" calcext:value-type="float">
            <text:p>0,002176290322581</text:p>
          </table:table-cell>
        </table:table-row>
        <table:table-row table:style-name="ro1">
          <table:table-cell office:value-type="float" office:value="2026286" calcext:value-type="float">
            <text:p>2026286</text:p>
          </table:table-cell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4]/([.B94]*[.$E$1])" office:value-type="float" office:value="0.00215562340425532" calcext:value-type="float">
            <text:p>0,002155623404255</text:p>
          </table:table-cell>
        </table:table-row>
        <table:table-row table:style-name="ro1">
          <table:table-cell office:value-type="float" office:value="2026495" calcext:value-type="float">
            <text:p>2026495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5]/([.B95]*[.$E$1])" office:value-type="float" office:value="0.00213315263157895" calcext:value-type="float">
            <text:p>0,002133152631579</text:p>
          </table:table-cell>
        </table:table-row>
        <table:table-row table:style-name="ro1">
          <table:table-cell office:value-type="float" office:value="2032358" calcext:value-type="float">
            <text:p>2032358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6]/([.B96]*[.$E$1])" office:value-type="float" office:value="0.00211703958333333" calcext:value-type="float">
            <text:p>0,002117039583333</text:p>
          </table:table-cell>
        </table:table-row>
        <table:table-row table:style-name="ro1">
          <table:table-cell office:value-type="float" office:value="2033002" calcext:value-type="float">
            <text:p>2033002</text:p>
          </table:table-cell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7]/([.B97]*[.$E$1])" office:value-type="float" office:value="0.00209587835051546" calcext:value-type="float">
            <text:p>0,002095878350515</text:p>
          </table:table-cell>
        </table:table-row>
        <table:table-row table:style-name="ro1">
          <table:table-cell office:value-type="float" office:value="2042721" calcext:value-type="float">
            <text:p>2042721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8]/([.B98]*[.$E$1])" office:value-type="float" office:value="0.00208440918367347" calcext:value-type="float">
            <text:p>0,002084409183673</text:p>
          </table:table-cell>
        </table:table-row>
        <table:table-row table:style-name="ro1">
          <table:table-cell office:value-type="float" office:value="2039600" calcext:value-type="float">
            <text:p>2039600</text:p>
          </table:table-cell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A99]/([.B99]*[.$E$1])" office:value-type="float" office:value="0.00206020202020202" calcext:value-type="float">
            <text:p>0,002060202020202</text:p>
          </table:table-cell>
        </table:table-row>
        <table:table-row table:style-name="ro1">
          <table:table-cell office:value-type="float" office:value="1980731" calcext:value-type="float">
            <text:p>19807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0]/([.B100]*[.$E$1])" office:value-type="float" office:value="0.1980731" calcext:value-type="float">
            <text:p>0,1980731</text:p>
          </table:table-cell>
        </table:table-row>
        <table:table-row table:style-name="ro1">
          <table:table-cell office:value-type="float" office:value="2877907" calcext:value-type="float">
            <text:p>287790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1]/([.B101]*[.$E$1])" office:value-type="float" office:value="0.14389535" calcext:value-type="float">
            <text:p>0,14389535</text:p>
          </table:table-cell>
        </table:table-row>
        <table:table-row table:style-name="ro1">
          <table:table-cell office:value-type="float" office:value="3625359" calcext:value-type="float">
            <text:p>362535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2]/([.B102]*[.$E$1])" office:value-type="float" office:value="0.1208453" calcext:value-type="float">
            <text:p>0,1208453</text:p>
          </table:table-cell>
        </table:table-row>
        <table:table-row table:style-name="ro1">
          <table:table-cell office:value-type="float" office:value="4267673" calcext:value-type="float">
            <text:p>426767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3]/([.B103]*[.$E$1])" office:value-type="float" office:value="0.106691825" calcext:value-type="float">
            <text:p>0,106691825</text:p>
          </table:table-cell>
        </table:table-row>
        <table:table-row table:style-name="ro1">
          <table:table-cell office:value-type="float" office:value="4839992" calcext:value-type="float">
            <text:p>483999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4]/([.B104]*[.$E$1])" office:value-type="float" office:value="0.09679984" calcext:value-type="float">
            <text:p>0,09679984</text:p>
          </table:table-cell>
        </table:table-row>
        <table:table-row table:style-name="ro1">
          <table:table-cell office:value-type="float" office:value="5360838" calcext:value-type="float">
            <text:p>536083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5]/([.B105]*[.$E$1])" office:value-type="float" office:value="0.0893473" calcext:value-type="float">
            <text:p>0,0893473</text:p>
          </table:table-cell>
        </table:table-row>
        <table:table-row table:style-name="ro1">
          <table:table-cell office:value-type="float" office:value="5842662" calcext:value-type="float">
            <text:p>584266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6]/([.B106]*[.$E$1])" office:value-type="float" office:value="0.0834666" calcext:value-type="float">
            <text:p>0,0834666</text:p>
          </table:table-cell>
        </table:table-row>
        <table:table-row table:style-name="ro1">
          <table:table-cell office:value-type="float" office:value="6284132" calcext:value-type="float">
            <text:p>628413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7]/([.B107]*[.$E$1])" office:value-type="float" office:value="0.07855165" calcext:value-type="float">
            <text:p>0,07855165</text:p>
          </table:table-cell>
        </table:table-row>
        <table:table-row table:style-name="ro1">
          <table:table-cell office:value-type="float" office:value="6708084" calcext:value-type="float">
            <text:p>670808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8]/([.B108]*[.$E$1])" office:value-type="float" office:value="0.0745342666666667" calcext:value-type="float">
            <text:p>0,074534266666667</text:p>
          </table:table-cell>
        </table:table-row>
        <table:table-row table:style-name="ro1">
          <table:table-cell office:value-type="float" office:value="7115096" calcext:value-type="float">
            <text:p>711509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09]/([.B109]*[.$E$1])" office:value-type="float" office:value="0.07115096" calcext:value-type="float">
            <text:p>0,07115096</text:p>
          </table:table-cell>
        </table:table-row>
        <table:table-row table:style-name="ro1">
          <table:table-cell office:value-type="float" office:value="7500419" calcext:value-type="float">
            <text:p>750041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0]/([.B110]*[.$E$1])" office:value-type="float" office:value="0.0681856272727273" calcext:value-type="float">
            <text:p>0,068185627272727</text:p>
          </table:table-cell>
        </table:table-row>
        <table:table-row table:style-name="ro1">
          <table:table-cell office:value-type="float" office:value="7868341" calcext:value-type="float">
            <text:p>786834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1]/([.B111]*[.$E$1])" office:value-type="float" office:value="0.0655695083333333" calcext:value-type="float">
            <text:p>0,065569508333333</text:p>
          </table:table-cell>
        </table:table-row>
        <table:table-row table:style-name="ro1">
          <table:table-cell office:value-type="float" office:value="8220572" calcext:value-type="float">
            <text:p>822057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2]/([.B112]*[.$E$1])" office:value-type="float" office:value="0.0632351692307692" calcext:value-type="float">
            <text:p>0,063235169230769</text:p>
          </table:table-cell>
        </table:table-row>
        <table:table-row table:style-name="ro1">
          <table:table-cell office:value-type="float" office:value="8577290" calcext:value-type="float">
            <text:p>857729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3]/([.B113]*[.$E$1])" office:value-type="float" office:value="0.0612663571428571" calcext:value-type="float">
            <text:p>0,061266357142857</text:p>
          </table:table-cell>
        </table:table-row>
        <table:table-row table:style-name="ro1">
          <table:table-cell office:value-type="float" office:value="8884360" calcext:value-type="float">
            <text:p>888436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4]/([.B114]*[.$E$1])" office:value-type="float" office:value="0.0592290666666667" calcext:value-type="float">
            <text:p>0,059229066666667</text:p>
          </table:table-cell>
        </table:table-row>
        <table:table-row table:style-name="ro1">
          <table:table-cell office:value-type="float" office:value="9209196" calcext:value-type="float">
            <text:p>920919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5]/([.B115]*[.$E$1])" office:value-type="float" office:value="0.057557475" calcext:value-type="float">
            <text:p>0,057557475</text:p>
          </table:table-cell>
        </table:table-row>
        <table:table-row table:style-name="ro1">
          <table:table-cell office:value-type="float" office:value="9510317" calcext:value-type="float">
            <text:p>9510317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6]/([.B116]*[.$E$1])" office:value-type="float" office:value="0.0559430411764706" calcext:value-type="float">
            <text:p>0,055943041176471</text:p>
          </table:table-cell>
        </table:table-row>
        <table:table-row table:style-name="ro1">
          <table:table-cell office:value-type="float" office:value="9807500" calcext:value-type="float">
            <text:p>98075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7]/([.B117]*[.$E$1])" office:value-type="float" office:value="0.0544861111111111" calcext:value-type="float">
            <text:p>0,054486111111111</text:p>
          </table:table-cell>
        </table:table-row>
        <table:table-row table:style-name="ro1">
          <table:table-cell office:value-type="float" office:value="10097221" calcext:value-type="float">
            <text:p>1009722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8]/([.B118]*[.$E$1])" office:value-type="float" office:value="0.0531432684210526" calcext:value-type="float">
            <text:p>0,053143268421053</text:p>
          </table:table-cell>
        </table:table-row>
        <table:table-row table:style-name="ro1">
          <table:table-cell office:value-type="float" office:value="10375145" calcext:value-type="float">
            <text:p>1037514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19]/([.B119]*[.$E$1])" office:value-type="float" office:value="0.051875725" calcext:value-type="float">
            <text:p>0,051875725</text:p>
          </table:table-cell>
        </table:table-row>
        <table:table-row table:style-name="ro1">
          <table:table-cell office:value-type="float" office:value="10642769" calcext:value-type="float">
            <text:p>10642769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0]/([.B120]*[.$E$1])" office:value-type="float" office:value="0.0506798523809524" calcext:value-type="float">
            <text:p>0,050679852380952</text:p>
          </table:table-cell>
        </table:table-row>
        <table:table-row table:style-name="ro1">
          <table:table-cell office:value-type="float" office:value="10927571" calcext:value-type="float">
            <text:p>10927571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1]/([.B121]*[.$E$1])" office:value-type="float" office:value="0.0496707772727273" calcext:value-type="float">
            <text:p>0,049670777272727</text:p>
          </table:table-cell>
        </table:table-row>
        <table:table-row table:style-name="ro1">
          <table:table-cell office:value-type="float" office:value="11186273" calcext:value-type="float">
            <text:p>1118627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2]/([.B122]*[.$E$1])" office:value-type="float" office:value="0.0486359695652174" calcext:value-type="float">
            <text:p>0,048635969565217</text:p>
          </table:table-cell>
        </table:table-row>
        <table:table-row table:style-name="ro1">
          <table:table-cell office:value-type="float" office:value="11454371" calcext:value-type="float">
            <text:p>1145437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3]/([.B123]*[.$E$1])" office:value-type="float" office:value="0.0477265458333333" calcext:value-type="float">
            <text:p>0,047726545833333</text:p>
          </table:table-cell>
        </table:table-row>
        <table:table-row table:style-name="ro1">
          <table:table-cell office:value-type="float" office:value="11698344" calcext:value-type="float">
            <text:p>116983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4]/([.B124]*[.$E$1])" office:value-type="float" office:value="0.046793376" calcext:value-type="float">
            <text:p>0,046793376</text:p>
          </table:table-cell>
        </table:table-row>
        <table:table-row table:style-name="ro1">
          <table:table-cell office:value-type="float" office:value="11940849" calcext:value-type="float">
            <text:p>11940849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5]/([.B125]*[.$E$1])" office:value-type="float" office:value="0.0459263423076923" calcext:value-type="float">
            <text:p>0,045926342307692</text:p>
          </table:table-cell>
        </table:table-row>
        <table:table-row table:style-name="ro1">
          <table:table-cell office:value-type="float" office:value="12180179" calcext:value-type="float">
            <text:p>12180179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6]/([.B126]*[.$E$1])" office:value-type="float" office:value="0.0451117740740741" calcext:value-type="float">
            <text:p>0,045111774074074</text:p>
          </table:table-cell>
        </table:table-row>
        <table:table-row table:style-name="ro1">
          <table:table-cell office:value-type="float" office:value="12426756" calcext:value-type="float">
            <text:p>12426756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7]/([.B127]*[.$E$1])" office:value-type="float" office:value="0.0443812714285714" calcext:value-type="float">
            <text:p>0,044381271428572</text:p>
          </table:table-cell>
        </table:table-row>
        <table:table-row table:style-name="ro1">
          <table:table-cell office:value-type="float" office:value="12663561" calcext:value-type="float">
            <text:p>12663561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8]/([.B128]*[.$E$1])" office:value-type="float" office:value="0.0436674517241379" calcext:value-type="float">
            <text:p>0,043667451724138</text:p>
          </table:table-cell>
        </table:table-row>
        <table:table-row table:style-name="ro1">
          <table:table-cell office:value-type="float" office:value="12919997" calcext:value-type="float">
            <text:p>1291999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29]/([.B129]*[.$E$1])" office:value-type="float" office:value="0.0430666566666667" calcext:value-type="float">
            <text:p>0,043066656666667</text:p>
          </table:table-cell>
        </table:table-row>
        <table:table-row table:style-name="ro1">
          <table:table-cell office:value-type="float" office:value="13121598" calcext:value-type="float">
            <text:p>13121598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0]/([.B130]*[.$E$1])" office:value-type="float" office:value="0.042327735483871" calcext:value-type="float">
            <text:p>0,042327735483871</text:p>
          </table:table-cell>
        </table:table-row>
        <table:table-row table:style-name="ro1">
          <table:table-cell office:value-type="float" office:value="13346917" calcext:value-type="float">
            <text:p>13346917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1]/([.B131]*[.$E$1])" office:value-type="float" office:value="0.041709115625" calcext:value-type="float">
            <text:p>0,041709115625</text:p>
          </table:table-cell>
        </table:table-row>
        <table:table-row table:style-name="ro1">
          <table:table-cell office:value-type="float" office:value="13580506" calcext:value-type="float">
            <text:p>13580506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2]/([.B132]*[.$E$1])" office:value-type="float" office:value="0.0411530484848485" calcext:value-type="float">
            <text:p>0,041153048484849</text:p>
          </table:table-cell>
        </table:table-row>
        <table:table-row table:style-name="ro1">
          <table:table-cell office:value-type="float" office:value="13796204" calcext:value-type="float">
            <text:p>13796204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3]/([.B133]*[.$E$1])" office:value-type="float" office:value="0.0405770705882353" calcext:value-type="float">
            <text:p>0,040577070588235</text:p>
          </table:table-cell>
        </table:table-row>
        <table:table-row table:style-name="ro1">
          <table:table-cell office:value-type="float" office:value="14003384" calcext:value-type="float">
            <text:p>14003384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4]/([.B134]*[.$E$1])" office:value-type="float" office:value="0.0400096685714286" calcext:value-type="float">
            <text:p>0,040009668571429</text:p>
          </table:table-cell>
        </table:table-row>
        <table:table-row table:style-name="ro1">
          <table:table-cell office:value-type="float" office:value="14217127" calcext:value-type="float">
            <text:p>14217127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5]/([.B135]*[.$E$1])" office:value-type="float" office:value="0.0394920194444444" calcext:value-type="float">
            <text:p>0,039492019444445</text:p>
          </table:table-cell>
        </table:table-row>
        <table:table-row table:style-name="ro1">
          <table:table-cell office:value-type="float" office:value="14414602" calcext:value-type="float">
            <text:p>14414602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6]/([.B136]*[.$E$1])" office:value-type="float" office:value="0.0389583837837838" calcext:value-type="float">
            <text:p>0,038958383783784</text:p>
          </table:table-cell>
        </table:table-row>
        <table:table-row table:style-name="ro1">
          <table:table-cell office:value-type="float" office:value="14605651" calcext:value-type="float">
            <text:p>14605651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7]/([.B137]*[.$E$1])" office:value-type="float" office:value="0.0384359236842105" calcext:value-type="float">
            <text:p>0,038435923684211</text:p>
          </table:table-cell>
        </table:table-row>
        <table:table-row table:style-name="ro1">
          <table:table-cell office:value-type="float" office:value="14833329" calcext:value-type="float">
            <text:p>14833329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8]/([.B138]*[.$E$1])" office:value-type="float" office:value="0.0380341769230769" calcext:value-type="float">
            <text:p>0,038034176923077</text:p>
          </table:table-cell>
        </table:table-row>
        <table:table-row table:style-name="ro1">
          <table:table-cell office:value-type="float" office:value="15028815" calcext:value-type="float">
            <text:p>1502881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39]/([.B139]*[.$E$1])" office:value-type="float" office:value="0.0375720375" calcext:value-type="float">
            <text:p>0,0375720375</text:p>
          </table:table-cell>
        </table:table-row>
        <table:table-row table:style-name="ro1">
          <table:table-cell office:value-type="float" office:value="15228455" calcext:value-type="float">
            <text:p>15228455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0]/([.B140]*[.$E$1])" office:value-type="float" office:value="0.0371425731707317" calcext:value-type="float">
            <text:p>0,037142573170732</text:p>
          </table:table-cell>
        </table:table-row>
        <table:table-row table:style-name="ro1">
          <table:table-cell office:value-type="float" office:value="15415122" calcext:value-type="float">
            <text:p>15415122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1]/([.B141]*[.$E$1])" office:value-type="float" office:value="0.0367026714285714" calcext:value-type="float">
            <text:p>0,036702671428572</text:p>
          </table:table-cell>
        </table:table-row>
        <table:table-row table:style-name="ro1">
          <table:table-cell office:value-type="float" office:value="15603087" calcext:value-type="float">
            <text:p>15603087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2]/([.B142]*[.$E$1])" office:value-type="float" office:value="0.0362862488372093" calcext:value-type="float">
            <text:p>0,036286248837209</text:p>
          </table:table-cell>
        </table:table-row>
        <table:table-row table:style-name="ro1">
          <table:table-cell office:value-type="float" office:value="15815441" calcext:value-type="float">
            <text:p>15815441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3]/([.B143]*[.$E$1])" office:value-type="float" office:value="0.0359441840909091" calcext:value-type="float">
            <text:p>0,035944184090909</text:p>
          </table:table-cell>
        </table:table-row>
        <table:table-row table:style-name="ro1">
          <table:table-cell office:value-type="float" office:value="16001352" calcext:value-type="float">
            <text:p>16001352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4]/([.B144]*[.$E$1])" office:value-type="float" office:value="0.03555856" calcext:value-type="float">
            <text:p>0,03555856</text:p>
          </table:table-cell>
        </table:table-row>
        <table:table-row table:style-name="ro1">
          <table:table-cell office:value-type="float" office:value="16185498" calcext:value-type="float">
            <text:p>16185498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5]/([.B145]*[.$E$1])" office:value-type="float" office:value="0.0351858652173913" calcext:value-type="float">
            <text:p>0,035185865217391</text:p>
          </table:table-cell>
        </table:table-row>
        <table:table-row table:style-name="ro1">
          <table:table-cell office:value-type="float" office:value="16369831" calcext:value-type="float">
            <text:p>16369831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6]/([.B146]*[.$E$1])" office:value-type="float" office:value="0.0348294276595745" calcext:value-type="float">
            <text:p>0,034829427659575</text:p>
          </table:table-cell>
        </table:table-row>
        <table:table-row table:style-name="ro1">
          <table:table-cell office:value-type="float" office:value="16525095" calcext:value-type="float">
            <text:p>16525095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7]/([.B147]*[.$E$1])" office:value-type="float" office:value="0.03442728125" calcext:value-type="float">
            <text:p>0,03442728125</text:p>
          </table:table-cell>
        </table:table-row>
        <table:table-row table:style-name="ro1">
          <table:table-cell office:value-type="float" office:value="16722988" calcext:value-type="float">
            <text:p>16722988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8]/([.B148]*[.$E$1])" office:value-type="float" office:value="0.0341285469387755" calcext:value-type="float">
            <text:p>0,034128546938776</text:p>
          </table:table-cell>
        </table:table-row>
        <table:table-row table:style-name="ro1">
          <table:table-cell office:value-type="float" office:value="16888562" calcext:value-type="float">
            <text:p>1688856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49]/([.B149]*[.$E$1])" office:value-type="float" office:value="0.033777124" calcext:value-type="float">
            <text:p>0,033777124</text:p>
          </table:table-cell>
        </table:table-row>
        <table:table-row table:style-name="ro1">
          <table:table-cell office:value-type="float" office:value="17092483" calcext:value-type="float">
            <text:p>17092483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0]/([.B150]*[.$E$1])" office:value-type="float" office:value="0.0335146725490196" calcext:value-type="float">
            <text:p>0,03351467254902</text:p>
          </table:table-cell>
        </table:table-row>
        <table:table-row table:style-name="ro1">
          <table:table-cell office:value-type="float" office:value="17252953" calcext:value-type="float">
            <text:p>17252953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1]/([.B151]*[.$E$1])" office:value-type="float" office:value="0.0331787557692308" calcext:value-type="float">
            <text:p>0,033178755769231</text:p>
          </table:table-cell>
        </table:table-row>
        <table:table-row table:style-name="ro1">
          <table:table-cell office:value-type="float" office:value="17414405" calcext:value-type="float">
            <text:p>17414405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2]/([.B152]*[.$E$1])" office:value-type="float" office:value="0.0328573679245283" calcext:value-type="float">
            <text:p>0,032857367924528</text:p>
          </table:table-cell>
        </table:table-row>
        <table:table-row table:style-name="ro1">
          <table:table-cell office:value-type="float" office:value="17609495" calcext:value-type="float">
            <text:p>17609495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3]/([.B153]*[.$E$1])" office:value-type="float" office:value="0.0326101759259259" calcext:value-type="float">
            <text:p>0,032610175925926</text:p>
          </table:table-cell>
        </table:table-row>
        <table:table-row table:style-name="ro1">
          <table:table-cell office:value-type="float" office:value="17766464" calcext:value-type="float">
            <text:p>17766464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4]/([.B154]*[.$E$1])" office:value-type="float" office:value="0.0323026618181818" calcext:value-type="float">
            <text:p>0,032302661818182</text:p>
          </table:table-cell>
        </table:table-row>
        <table:table-row table:style-name="ro1">
          <table:table-cell office:value-type="float" office:value="17949771" calcext:value-type="float">
            <text:p>17949771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5]/([.B155]*[.$E$1])" office:value-type="float" office:value="0.0320531625" calcext:value-type="float">
            <text:p>0,0320531625</text:p>
          </table:table-cell>
        </table:table-row>
        <table:table-row table:style-name="ro1">
          <table:table-cell office:value-type="float" office:value="18112479" calcext:value-type="float">
            <text:p>18112479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6]/([.B156]*[.$E$1])" office:value-type="float" office:value="0.0317762789473684" calcext:value-type="float">
            <text:p>0,031776278947369</text:p>
          </table:table-cell>
        </table:table-row>
        <table:table-row table:style-name="ro1">
          <table:table-cell office:value-type="float" office:value="18282311" calcext:value-type="float">
            <text:p>18282311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7]/([.B157]*[.$E$1])" office:value-type="float" office:value="0.031521225862069" calcext:value-type="float">
            <text:p>0,031521225862069</text:p>
          </table:table-cell>
        </table:table-row>
        <table:table-row table:style-name="ro1">
          <table:table-cell office:value-type="float" office:value="18426955" calcext:value-type="float">
            <text:p>1842695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8]/([.B158]*[.$E$1])" office:value-type="float" office:value="0.0312321271186441" calcext:value-type="float">
            <text:p>0,031232127118644</text:p>
          </table:table-cell>
        </table:table-row>
        <table:table-row table:style-name="ro1">
          <table:table-cell office:value-type="float" office:value="18604590" calcext:value-type="float">
            <text:p>1860459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59]/([.B159]*[.$E$1])" office:value-type="float" office:value="0.03100765" calcext:value-type="float">
            <text:p>0,03100765</text:p>
          </table:table-cell>
        </table:table-row>
        <table:table-row table:style-name="ro1">
          <table:table-cell office:value-type="float" office:value="18751522" calcext:value-type="float">
            <text:p>18751522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0]/([.B160]*[.$E$1])" office:value-type="float" office:value="0.0307402" calcext:value-type="float">
            <text:p>0,0307402</text:p>
          </table:table-cell>
        </table:table-row>
        <table:table-row table:style-name="ro1">
          <table:table-cell office:value-type="float" office:value="18947424" calcext:value-type="float">
            <text:p>18947424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1]/([.B161]*[.$E$1])" office:value-type="float" office:value="0.0305603612903226" calcext:value-type="float">
            <text:p>0,030560361290323</text:p>
          </table:table-cell>
        </table:table-row>
        <table:table-row table:style-name="ro1">
          <table:table-cell office:value-type="float" office:value="19092339" calcext:value-type="float">
            <text:p>19092339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2]/([.B162]*[.$E$1])" office:value-type="float" office:value="0.0303053" calcext:value-type="float">
            <text:p>0,0303053</text:p>
          </table:table-cell>
        </table:table-row>
        <table:table-row table:style-name="ro1">
          <table:table-cell office:value-type="float" office:value="19246019" calcext:value-type="float">
            <text:p>19246019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3]/([.B163]*[.$E$1])" office:value-type="float" office:value="0.0300719046875" calcext:value-type="float">
            <text:p>0,0300719046875</text:p>
          </table:table-cell>
        </table:table-row>
        <table:table-row table:style-name="ro1">
          <table:table-cell office:value-type="float" office:value="19357264" calcext:value-type="float">
            <text:p>19357264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4]/([.B164]*[.$E$1])" office:value-type="float" office:value="0.0297804061538462" calcext:value-type="float">
            <text:p>0,029780406153846</text:p>
          </table:table-cell>
        </table:table-row>
        <table:table-row table:style-name="ro1">
          <table:table-cell office:value-type="float" office:value="19561937" calcext:value-type="float">
            <text:p>19561937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5]/([.B165]*[.$E$1])" office:value-type="float" office:value="0.0296392984848485" calcext:value-type="float">
            <text:p>0,029639298484849</text:p>
          </table:table-cell>
        </table:table-row>
        <table:table-row table:style-name="ro1">
          <table:table-cell office:value-type="float" office:value="19689274" calcext:value-type="float">
            <text:p>19689274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6]/([.B166]*[.$E$1])" office:value-type="float" office:value="0.029386976119403" calcext:value-type="float">
            <text:p>0,029386976119403</text:p>
          </table:table-cell>
        </table:table-row>
        <table:table-row table:style-name="ro1">
          <table:table-cell office:value-type="float" office:value="19834795" calcext:value-type="float">
            <text:p>19834795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7]/([.B167]*[.$E$1])" office:value-type="float" office:value="0.0291688161764706" calcext:value-type="float">
            <text:p>0,029168816176471</text:p>
          </table:table-cell>
        </table:table-row>
        <table:table-row table:style-name="ro1">
          <table:table-cell office:value-type="float" office:value="20007279" calcext:value-type="float">
            <text:p>20007279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8]/([.B168]*[.$E$1])" office:value-type="float" office:value="0.0289960565217391" calcext:value-type="float">
            <text:p>0,028996056521739</text:p>
          </table:table-cell>
        </table:table-row>
        <table:table-row table:style-name="ro1">
          <table:table-cell office:value-type="float" office:value="20176406" calcext:value-type="float">
            <text:p>20176406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69]/([.B169]*[.$E$1])" office:value-type="float" office:value="0.0288234371428571" calcext:value-type="float">
            <text:p>0,028823437142857</text:p>
          </table:table-cell>
        </table:table-row>
        <table:table-row table:style-name="ro1">
          <table:table-cell office:value-type="float" office:value="20342437" calcext:value-type="float">
            <text:p>20342437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0]/([.B170]*[.$E$1])" office:value-type="float" office:value="0.0286513197183099" calcext:value-type="float">
            <text:p>0,02865131971831</text:p>
          </table:table-cell>
        </table:table-row>
        <table:table-row table:style-name="ro1">
          <table:table-cell office:value-type="float" office:value="20435268" calcext:value-type="float">
            <text:p>2043526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1]/([.B171]*[.$E$1])" office:value-type="float" office:value="0.0283823166666667" calcext:value-type="float">
            <text:p>0,028382316666667</text:p>
          </table:table-cell>
        </table:table-row>
        <table:table-row table:style-name="ro1">
          <table:table-cell office:value-type="float" office:value="20595321" calcext:value-type="float">
            <text:p>20595321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2]/([.B172]*[.$E$1])" office:value-type="float" office:value="0.0282127684931507" calcext:value-type="float">
            <text:p>0,028212768493151</text:p>
          </table:table-cell>
        </table:table-row>
        <table:table-row table:style-name="ro1">
          <table:table-cell office:value-type="float" office:value="20761738" calcext:value-type="float">
            <text:p>20761738</text:p>
          </table:table-cell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3]/([.B173]*[.$E$1])" office:value-type="float" office:value="0.0280564027027027" calcext:value-type="float">
            <text:p>0,028056402702703</text:p>
          </table:table-cell>
        </table:table-row>
        <table:table-row table:style-name="ro1">
          <table:table-cell office:value-type="float" office:value="20901050" calcext:value-type="float">
            <text:p>2090105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4]/([.B174]*[.$E$1])" office:value-type="float" office:value="0.0278680666666667" calcext:value-type="float">
            <text:p>0,027868066666667</text:p>
          </table:table-cell>
        </table:table-row>
        <table:table-row table:style-name="ro1">
          <table:table-cell office:value-type="float" office:value="21025210" calcext:value-type="float">
            <text:p>21025210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5]/([.B175]*[.$E$1])" office:value-type="float" office:value="0.02766475" calcext:value-type="float">
            <text:p>0,02766475</text:p>
          </table:table-cell>
        </table:table-row>
        <table:table-row table:style-name="ro1">
          <table:table-cell office:value-type="float" office:value="21184538" calcext:value-type="float">
            <text:p>21184538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6]/([.B176]*[.$E$1])" office:value-type="float" office:value="0.027512387012987" calcext:value-type="float">
            <text:p>0,027512387012987</text:p>
          </table:table-cell>
        </table:table-row>
        <table:table-row table:style-name="ro1">
          <table:table-cell office:value-type="float" office:value="21338307" calcext:value-type="float">
            <text:p>21338307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7]/([.B177]*[.$E$1])" office:value-type="float" office:value="0.0273568038461538" calcext:value-type="float">
            <text:p>0,027356803846154</text:p>
          </table:table-cell>
        </table:table-row>
        <table:table-row table:style-name="ro1">
          <table:table-cell office:value-type="float" office:value="21464877" calcext:value-type="float">
            <text:p>21464877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8]/([.B178]*[.$E$1])" office:value-type="float" office:value="0.0271707303797468" calcext:value-type="float">
            <text:p>0,027170730379747</text:p>
          </table:table-cell>
        </table:table-row>
        <table:table-row table:style-name="ro1">
          <table:table-cell office:value-type="float" office:value="21620174" calcext:value-type="float">
            <text:p>2162017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79]/([.B179]*[.$E$1])" office:value-type="float" office:value="0.0270252175" calcext:value-type="float">
            <text:p>0,0270252175</text:p>
          </table:table-cell>
        </table:table-row>
        <table:table-row table:style-name="ro1">
          <table:table-cell office:value-type="float" office:value="21756114" calcext:value-type="float">
            <text:p>21756114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0]/([.B180]*[.$E$1])" office:value-type="float" office:value="0.0268594" calcext:value-type="float">
            <text:p>0,0268594</text:p>
          </table:table-cell>
        </table:table-row>
        <table:table-row table:style-name="ro1">
          <table:table-cell office:value-type="float" office:value="21911328" calcext:value-type="float">
            <text:p>21911328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1]/([.B181]*[.$E$1])" office:value-type="float" office:value="0.0267211317073171" calcext:value-type="float">
            <text:p>0,026721131707317</text:p>
          </table:table-cell>
        </table:table-row>
        <table:table-row table:style-name="ro1">
          <table:table-cell office:value-type="float" office:value="22030943" calcext:value-type="float">
            <text:p>22030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2]/([.B182]*[.$E$1])" office:value-type="float" office:value="0.0265433048192771" calcext:value-type="float">
            <text:p>0,026543304819277</text:p>
          </table:table-cell>
        </table:table-row>
        <table:table-row table:style-name="ro1">
          <table:table-cell office:value-type="float" office:value="22156130" calcext:value-type="float">
            <text:p>22156130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3]/([.B183]*[.$E$1])" office:value-type="float" office:value="0.0263763452380952" calcext:value-type="float">
            <text:p>0,026376345238095</text:p>
          </table:table-cell>
        </table:table-row>
        <table:table-row table:style-name="ro1">
          <table:table-cell office:value-type="float" office:value="22300898" calcext:value-type="float">
            <text:p>22300898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4]/([.B184]*[.$E$1])" office:value-type="float" office:value="0.0262363505882353" calcext:value-type="float">
            <text:p>0,026236350588235</text:p>
          </table:table-cell>
        </table:table-row>
        <table:table-row table:style-name="ro1">
          <table:table-cell office:value-type="float" office:value="22461493" calcext:value-type="float">
            <text:p>22461493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5]/([.B185]*[.$E$1])" office:value-type="float" office:value="0.0261180151162791" calcext:value-type="float">
            <text:p>0,026118015116279</text:p>
          </table:table-cell>
        </table:table-row>
        <table:table-row table:style-name="ro1">
          <table:table-cell office:value-type="float" office:value="22583363" calcext:value-type="float">
            <text:p>22583363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6]/([.B186]*[.$E$1])" office:value-type="float" office:value="0.0259578885057471" calcext:value-type="float">
            <text:p>0,025957888505747</text:p>
          </table:table-cell>
        </table:table-row>
        <table:table-row table:style-name="ro1">
          <table:table-cell office:value-type="float" office:value="22731583" calcext:value-type="float">
            <text:p>22731583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7]/([.B187]*[.$E$1])" office:value-type="float" office:value="0.0258313443181818" calcext:value-type="float">
            <text:p>0,025831344318182</text:p>
          </table:table-cell>
        </table:table-row>
        <table:table-row table:style-name="ro1">
          <table:table-cell office:value-type="float" office:value="22809137" calcext:value-type="float">
            <text:p>22809137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8]/([.B188]*[.$E$1])" office:value-type="float" office:value="0.0256282438202247" calcext:value-type="float">
            <text:p>0,025628243820225</text:p>
          </table:table-cell>
        </table:table-row>
        <table:table-row table:style-name="ro1">
          <table:table-cell office:value-type="float" office:value="22960049" calcext:value-type="float">
            <text:p>22960049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89]/([.B189]*[.$E$1])" office:value-type="float" office:value="0.0255111655555556" calcext:value-type="float">
            <text:p>0,025511165555556</text:p>
          </table:table-cell>
        </table:table-row>
        <table:table-row table:style-name="ro1">
          <table:table-cell office:value-type="float" office:value="23108895" calcext:value-type="float">
            <text:p>23108895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0]/([.B190]*[.$E$1])" office:value-type="float" office:value="0.0253943901098901" calcext:value-type="float">
            <text:p>0,02539439010989</text:p>
          </table:table-cell>
        </table:table-row>
        <table:table-row table:style-name="ro1">
          <table:table-cell office:value-type="float" office:value="23238417" calcext:value-type="float">
            <text:p>23238417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1]/([.B191]*[.$E$1])" office:value-type="float" office:value="0.0252591489130435" calcext:value-type="float">
            <text:p>0,025259148913044</text:p>
          </table:table-cell>
        </table:table-row>
        <table:table-row table:style-name="ro1">
          <table:table-cell office:value-type="float" office:value="23391637" calcext:value-type="float">
            <text:p>23391637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2]/([.B192]*[.$E$1])" office:value-type="float" office:value="0.0251522978494624" calcext:value-type="float">
            <text:p>0,025152297849462</text:p>
          </table:table-cell>
        </table:table-row>
        <table:table-row table:style-name="ro1">
          <table:table-cell office:value-type="float" office:value="23466001" calcext:value-type="float">
            <text:p>23466001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3]/([.B193]*[.$E$1])" office:value-type="float" office:value="0.0249638308510638" calcext:value-type="float">
            <text:p>0,024963830851064</text:p>
          </table:table-cell>
        </table:table-row>
        <table:table-row table:style-name="ro1">
          <table:table-cell office:value-type="float" office:value="23663676" calcext:value-type="float">
            <text:p>23663676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4]/([.B194]*[.$E$1])" office:value-type="float" office:value="0.0249091326315789" calcext:value-type="float">
            <text:p>0,024909132631579</text:p>
          </table:table-cell>
        </table:table-row>
        <table:table-row table:style-name="ro1">
          <table:table-cell office:value-type="float" office:value="23751435" calcext:value-type="float">
            <text:p>23751435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5]/([.B195]*[.$E$1])" office:value-type="float" office:value="0.024741078125" calcext:value-type="float">
            <text:p>0,024741078125</text:p>
          </table:table-cell>
        </table:table-row>
        <table:table-row table:style-name="ro1">
          <table:table-cell office:value-type="float" office:value="23882388" calcext:value-type="float">
            <text:p>23882388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6]/([.B196]*[.$E$1])" office:value-type="float" office:value="0.024621018556701" calcext:value-type="float">
            <text:p>0,024621018556701</text:p>
          </table:table-cell>
        </table:table-row>
        <table:table-row table:style-name="ro1">
          <table:table-cell office:value-type="float" office:value="24010590" calcext:value-type="float">
            <text:p>24010590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7]/([.B197]*[.$E$1])" office:value-type="float" office:value="0.0245006020408163" calcext:value-type="float">
            <text:p>0,024500602040816</text:p>
          </table:table-cell>
        </table:table-row>
        <table:table-row table:style-name="ro1">
          <table:table-cell office:value-type="float" office:value="24141496" calcext:value-type="float">
            <text:p>24141496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A198]/([.B198]*[.$E$1])" office:value-type="float" office:value="0.0243853494949495" calcext:value-type="float">
            <text:p>0,02438534949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22:44:30.216000000</dc:date>
    <meta:editing-duration>PT7M2S</meta:editing-duration>
    <meta:editing-cycles>1</meta:editing-cycles>
    <meta:document-statistic meta:table-count="1" meta:cell-count="793" meta:object-count="1"/>
    <meta:generator>LibreOffice/7.0.4.2$Windows_X86_64 LibreOffice_project/dcf040e67528d9187c66b2379df5ea440742977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5cm" chart:symbol-height="0.25cm" chart:link-data-style-to-source="true">
        <chart:symbol-image xlink:href="Pictures/100003490000018D0000018DAF9680C3CCAC5E25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35000000173000001733A97B4761F19BD13.svg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95cm" svg:height="16.772cm" xlink:href=".." xlink:type="simple" chart:class="chart:scatter" chart:style-name="ch1">
        <chart:legend chart:legend-position="end" svg:x="25.859cm" svg:y="7.832cm" style:legend-expansion="high" chart:style-name="ch2"/>
        <chart:plot-area chart:style-name="ch3" table:cell-range-address="zadanie4wykres.B1:zadanie4wykres.B99 zadanie4wykres.F1:zadanie4wykres.F198" chart:data-source-has-labels="row" svg:x="0.539cm" svg:y="0.335cm" svg:width="24.781cm" svg:height="16.102cm">
          <chart:coordinate-region svg:x="1.467cm" svg:y="0.537cm" svg:width="23.47cm" svg:height="15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adanie4wykres.F1:zadanie4wykres.F99" loext:label-string="2d" chart:class="chart:scatter">
            <chart:domain table:cell-range-address="zadanie4wykres.B1:zadanie4wykres.B99"/>
            <chart:data-point chart:repeated="99"/>
          </chart:series>
          <chart:series chart:style-name="ch7" chart:values-cell-range-address="zadanie4wykres.F100:zadanie4wykres.F198" loext:label-string="1d" chart:class="chart:scatter">
            <chart:domain table:cell-range-address="zadanie4wykres.B100:zadanie4wykres.B198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2d</text:p>
              </table:table-cell>
              <table:table-cell office:value-type="string">
                <text:p>Kolumna B</text:p>
              </table:table-cell>
              <table:table-cell office:value-type="string">
                <text:p>1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zadanie4wykres.B1:zadanie4wykres.B99</svg:desc>
                </draw:g>
              </table:table-cell>
              <table:table-cell office:value-type="float" office:value="0.0684082">
                <text:p>0.0684082</text:p>
                <draw:g>
                  <svg:desc>zadanie4wykres.F1:zadanie4wykres.F99</svg:desc>
                </draw:g>
              </table:table-cell>
              <table:table-cell office:value-type="float" office:value="10">
                <text:p>10</text:p>
                <draw:g>
                  <svg:desc>zadanie4wykres.B100:zadanie4wykres.B198</svg:desc>
                </draw:g>
              </table:table-cell>
              <table:table-cell office:value-type="float" office:value="0.1980731">
                <text:p>0.1980731</text:p>
                <draw:g>
                  <svg:desc>zadanie4wykres.F100:zadanie4wykres.F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26787">
                <text:p>0.0426787</text:p>
              </table:table-cell>
              <table:table-cell office:value-type="float" office:value="20">
                <text:p>20</text:p>
              </table:table-cell>
              <table:table-cell office:value-type="float" office:value="0.14389535">
                <text:p>0.14389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321992">
                <text:p>0.0321992</text:p>
              </table:table-cell>
              <table:table-cell office:value-type="float" office:value="30">
                <text:p>30</text:p>
              </table:table-cell>
              <table:table-cell office:value-type="float" office:value="0.1208453">
                <text:p>0.1208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26157625">
                <text:p>0.026157625</text:p>
              </table:table-cell>
              <table:table-cell office:value-type="float" office:value="40">
                <text:p>40</text:p>
              </table:table-cell>
              <table:table-cell office:value-type="float" office:value="0.106691825">
                <text:p>0.106691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2225976">
                <text:p>0.02225976</text:p>
              </table:table-cell>
              <table:table-cell office:value-type="float" office:value="50">
                <text:p>50</text:p>
              </table:table-cell>
              <table:table-cell office:value-type="float" office:value="0.09679984">
                <text:p>0.09679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946545">
                <text:p>0.01946545</text:p>
              </table:table-cell>
              <table:table-cell office:value-type="float" office:value="60">
                <text:p>60</text:p>
              </table:table-cell>
              <table:table-cell office:value-type="float" office:value="0.0893473">
                <text:p>0.0893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173733142857143">
                <text:p>0.0173733142857143</text:p>
              </table:table-cell>
              <table:table-cell office:value-type="float" office:value="70">
                <text:p>70</text:p>
              </table:table-cell>
              <table:table-cell office:value-type="float" office:value="0.0834666">
                <text:p>0.0834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156960375">
                <text:p>0.0156960375</text:p>
              </table:table-cell>
              <table:table-cell office:value-type="float" office:value="80">
                <text:p>80</text:p>
              </table:table-cell>
              <table:table-cell office:value-type="float" office:value="0.07855165">
                <text:p>0.07855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143457777777778">
                <text:p>0.0143457777777778</text:p>
              </table:table-cell>
              <table:table-cell office:value-type="float" office:value="90">
                <text:p>90</text:p>
              </table:table-cell>
              <table:table-cell office:value-type="float" office:value="0.0745342666666667">
                <text:p>0.0745342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1324009">
                <text:p>0.01324009</text:p>
              </table:table-cell>
              <table:table-cell office:value-type="float" office:value="100">
                <text:p>100</text:p>
              </table:table-cell>
              <table:table-cell office:value-type="float" office:value="0.07115096">
                <text:p>0.07115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122707636363636">
                <text:p>0.0122707636363636</text:p>
              </table:table-cell>
              <table:table-cell office:value-type="float" office:value="110">
                <text:p>110</text:p>
              </table:table-cell>
              <table:table-cell office:value-type="float" office:value="0.0681856272727273">
                <text:p>0.0681856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114833083333333">
                <text:p>0.0114833083333333</text:p>
              </table:table-cell>
              <table:table-cell office:value-type="float" office:value="120">
                <text:p>120</text:p>
              </table:table-cell>
              <table:table-cell office:value-type="float" office:value="0.0655695083333333">
                <text:p>0.065569508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108003769230769">
                <text:p>0.0108003769230769</text:p>
              </table:table-cell>
              <table:table-cell office:value-type="float" office:value="130">
                <text:p>130</text:p>
              </table:table-cell>
              <table:table-cell office:value-type="float" office:value="0.0632351692307692">
                <text:p>0.0632351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102248928571429">
                <text:p>0.0102248928571429</text:p>
              </table:table-cell>
              <table:table-cell office:value-type="float" office:value="140">
                <text:p>140</text:p>
              </table:table-cell>
              <table:table-cell office:value-type="float" office:value="0.0612663571428571">
                <text:p>0.0612663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965757333333333">
                <text:p>0.00965757333333333</text:p>
              </table:table-cell>
              <table:table-cell office:value-type="float" office:value="150">
                <text:p>150</text:p>
              </table:table-cell>
              <table:table-cell office:value-type="float" office:value="0.0592290666666667">
                <text:p>0.0592290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91777125">
                <text:p>0.0091777125</text:p>
              </table:table-cell>
              <table:table-cell office:value-type="float" office:value="160">
                <text:p>160</text:p>
              </table:table-cell>
              <table:table-cell office:value-type="float" office:value="0.057557475">
                <text:p>0.057557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874071764705882">
                <text:p>0.00874071764705882</text:p>
              </table:table-cell>
              <table:table-cell office:value-type="float" office:value="170">
                <text:p>170</text:p>
              </table:table-cell>
              <table:table-cell office:value-type="float" office:value="0.0559430411764706">
                <text:p>0.0559430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835061111111111">
                <text:p>0.00835061111111111</text:p>
              </table:table-cell>
              <table:table-cell office:value-type="float" office:value="180">
                <text:p>180</text:p>
              </table:table-cell>
              <table:table-cell office:value-type="float" office:value="0.0544861111111111">
                <text:p>0.054486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799137894736842">
                <text:p>0.00799137894736842</text:p>
              </table:table-cell>
              <table:table-cell office:value-type="float" office:value="190">
                <text:p>190</text:p>
              </table:table-cell>
              <table:table-cell office:value-type="float" office:value="0.0531432684210526">
                <text:p>0.0531432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768074">
                <text:p>0.00768074</text:p>
              </table:table-cell>
              <table:table-cell office:value-type="float" office:value="200">
                <text:p>200</text:p>
              </table:table-cell>
              <table:table-cell office:value-type="float" office:value="0.051875725">
                <text:p>0.051875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739399523809524">
                <text:p>0.00739399523809524</text:p>
              </table:table-cell>
              <table:table-cell office:value-type="float" office:value="210">
                <text:p>210</text:p>
              </table:table-cell>
              <table:table-cell office:value-type="float" office:value="0.0506798523809524">
                <text:p>0.0506798523809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711646818181818">
                <text:p>0.00711646818181818</text:p>
              </table:table-cell>
              <table:table-cell office:value-type="float" office:value="220">
                <text:p>220</text:p>
              </table:table-cell>
              <table:table-cell office:value-type="float" office:value="0.0496707772727273">
                <text:p>0.04967077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687526956521739">
                <text:p>0.00687526956521739</text:p>
              </table:table-cell>
              <table:table-cell office:value-type="float" office:value="230">
                <text:p>230</text:p>
              </table:table-cell>
              <table:table-cell office:value-type="float" office:value="0.0486359695652174">
                <text:p>0.0486359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663905416666667">
                <text:p>0.00663905416666667</text:p>
              </table:table-cell>
              <table:table-cell office:value-type="float" office:value="240">
                <text:p>240</text:p>
              </table:table-cell>
              <table:table-cell office:value-type="float" office:value="0.0477265458333333">
                <text:p>0.0477265458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6421572">
                <text:p>0.006421572</text:p>
              </table:table-cell>
              <table:table-cell office:value-type="float" office:value="250">
                <text:p>250</text:p>
              </table:table-cell>
              <table:table-cell office:value-type="float" office:value="0.046793376">
                <text:p>0.046793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622512307692308">
                <text:p>0.00622512307692308</text:p>
              </table:table-cell>
              <table:table-cell office:value-type="float" office:value="260">
                <text:p>260</text:p>
              </table:table-cell>
              <table:table-cell office:value-type="float" office:value="0.0459263423076923">
                <text:p>0.045926342307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603721481481481">
                <text:p>0.00603721481481481</text:p>
              </table:table-cell>
              <table:table-cell office:value-type="float" office:value="270">
                <text:p>270</text:p>
              </table:table-cell>
              <table:table-cell office:value-type="float" office:value="0.0451117740740741">
                <text:p>0.045111774074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58755">
                <text:p>0.0058755</text:p>
              </table:table-cell>
              <table:table-cell office:value-type="float" office:value="280">
                <text:p>280</text:p>
              </table:table-cell>
              <table:table-cell office:value-type="float" office:value="0.0443812714285714">
                <text:p>0.0443812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569864482758621">
                <text:p>0.00569864482758621</text:p>
              </table:table-cell>
              <table:table-cell office:value-type="float" office:value="290">
                <text:p>290</text:p>
              </table:table-cell>
              <table:table-cell office:value-type="float" office:value="0.0436674517241379">
                <text:p>0.0436674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555326333333333">
                <text:p>0.00555326333333333</text:p>
              </table:table-cell>
              <table:table-cell office:value-type="float" office:value="300">
                <text:p>300</text:p>
              </table:table-cell>
              <table:table-cell office:value-type="float" office:value="0.0430666566666667">
                <text:p>0.04306665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540066774193548">
                <text:p>0.00540066774193548</text:p>
              </table:table-cell>
              <table:table-cell office:value-type="float" office:value="310">
                <text:p>310</text:p>
              </table:table-cell>
              <table:table-cell office:value-type="float" office:value="0.042327735483871">
                <text:p>0.0423277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52730375">
                <text:p>0.0052730375</text:p>
              </table:table-cell>
              <table:table-cell office:value-type="float" office:value="320">
                <text:p>320</text:p>
              </table:table-cell>
              <table:table-cell office:value-type="float" office:value="0.041709115625">
                <text:p>0.04170911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513985151515152">
                <text:p>0.00513985151515152</text:p>
              </table:table-cell>
              <table:table-cell office:value-type="float" office:value="330">
                <text:p>330</text:p>
              </table:table-cell>
              <table:table-cell office:value-type="float" office:value="0.0411530484848485">
                <text:p>0.0411530484848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500452058823529">
                <text:p>0.00500452058823529</text:p>
              </table:table-cell>
              <table:table-cell office:value-type="float" office:value="340">
                <text:p>340</text:p>
              </table:table-cell>
              <table:table-cell office:value-type="float" office:value="0.0405770705882353">
                <text:p>0.0405770705882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490469714285714">
                <text:p>0.00490469714285714</text:p>
              </table:table-cell>
              <table:table-cell office:value-type="float" office:value="350">
                <text:p>350</text:p>
              </table:table-cell>
              <table:table-cell office:value-type="float" office:value="0.0400096685714286">
                <text:p>0.04000966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477495277777778">
                <text:p>0.00477495277777778</text:p>
              </table:table-cell>
              <table:table-cell office:value-type="float" office:value="360">
                <text:p>360</text:p>
              </table:table-cell>
              <table:table-cell office:value-type="float" office:value="0.0394920194444444">
                <text:p>0.0394920194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468272162162162">
                <text:p>0.00468272162162162</text:p>
              </table:table-cell>
              <table:table-cell office:value-type="float" office:value="370">
                <text:p>370</text:p>
              </table:table-cell>
              <table:table-cell office:value-type="float" office:value="0.0389583837837838">
                <text:p>0.0389583837837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457636578947368">
                <text:p>0.00457636578947368</text:p>
              </table:table-cell>
              <table:table-cell office:value-type="float" office:value="380">
                <text:p>380</text:p>
              </table:table-cell>
              <table:table-cell office:value-type="float" office:value="0.0384359236842105">
                <text:p>0.0384359236842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448033333333333">
                <text:p>0.00448033333333333</text:p>
              </table:table-cell>
              <table:table-cell office:value-type="float" office:value="390">
                <text:p>390</text:p>
              </table:table-cell>
              <table:table-cell office:value-type="float" office:value="0.0380341769230769">
                <text:p>0.03803417692307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4388795">
                <text:p>0.004388795</text:p>
              </table:table-cell>
              <table:table-cell office:value-type="float" office:value="400">
                <text:p>400</text:p>
              </table:table-cell>
              <table:table-cell office:value-type="float" office:value="0.0375720375">
                <text:p>0.0375720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42951756097561">
                <text:p>0.0042951756097561</text:p>
              </table:table-cell>
              <table:table-cell office:value-type="float" office:value="410">
                <text:p>410</text:p>
              </table:table-cell>
              <table:table-cell office:value-type="float" office:value="0.0371425731707317">
                <text:p>0.0371425731707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421721904761905">
                <text:p>0.00421721904761905</text:p>
              </table:table-cell>
              <table:table-cell office:value-type="float" office:value="420">
                <text:p>420</text:p>
              </table:table-cell>
              <table:table-cell office:value-type="float" office:value="0.0367026714285714">
                <text:p>0.0367026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41366511627907">
                <text:p>0.0041366511627907</text:p>
              </table:table-cell>
              <table:table-cell office:value-type="float" office:value="430">
                <text:p>430</text:p>
              </table:table-cell>
              <table:table-cell office:value-type="float" office:value="0.0362862488372093">
                <text:p>0.0362862488372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405665681818182">
                <text:p>0.00405665681818182</text:p>
              </table:table-cell>
              <table:table-cell office:value-type="float" office:value="440">
                <text:p>440</text:p>
              </table:table-cell>
              <table:table-cell office:value-type="float" office:value="0.0359441840909091">
                <text:p>0.035944184090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398299333333333">
                <text:p>0.00398299333333333</text:p>
              </table:table-cell>
              <table:table-cell office:value-type="float" office:value="450">
                <text:p>450</text:p>
              </table:table-cell>
              <table:table-cell office:value-type="float" office:value="0.03555856">
                <text:p>0.03555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391825652173913">
                <text:p>0.00391825652173913</text:p>
              </table:table-cell>
              <table:table-cell office:value-type="float" office:value="460">
                <text:p>460</text:p>
              </table:table-cell>
              <table:table-cell office:value-type="float" office:value="0.0351858652173913">
                <text:p>0.0351858652173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384575531914894">
                <text:p>0.00384575531914894</text:p>
              </table:table-cell>
              <table:table-cell office:value-type="float" office:value="470">
                <text:p>470</text:p>
              </table:table-cell>
              <table:table-cell office:value-type="float" office:value="0.0348294276595745">
                <text:p>0.0348294276595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377554375">
                <text:p>0.00377554375</text:p>
              </table:table-cell>
              <table:table-cell office:value-type="float" office:value="480">
                <text:p>480</text:p>
              </table:table-cell>
              <table:table-cell office:value-type="float" office:value="0.03442728125">
                <text:p>0.03442728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371125510204082">
                <text:p>0.00371125510204082</text:p>
              </table:table-cell>
              <table:table-cell office:value-type="float" office:value="490">
                <text:p>490</text:p>
              </table:table-cell>
              <table:table-cell office:value-type="float" office:value="0.0341285469387755">
                <text:p>0.0341285469387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3646092">
                <text:p>0.003646092</text:p>
              </table:table-cell>
              <table:table-cell office:value-type="float" office:value="500">
                <text:p>500</text:p>
              </table:table-cell>
              <table:table-cell office:value-type="float" office:value="0.033777124">
                <text:p>0.033777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00359633333333333">
                <text:p>0.00359633333333333</text:p>
              </table:table-cell>
              <table:table-cell office:value-type="float" office:value="510">
                <text:p>510</text:p>
              </table:table-cell>
              <table:table-cell office:value-type="float" office:value="0.0335146725490196">
                <text:p>0.0335146725490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00352964423076923">
                <text:p>0.00352964423076923</text:p>
              </table:table-cell>
              <table:table-cell office:value-type="float" office:value="520">
                <text:p>520</text:p>
              </table:table-cell>
              <table:table-cell office:value-type="float" office:value="0.0331787557692308">
                <text:p>0.0331787557692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0348062830188679">
                <text:p>0.00348062830188679</text:p>
              </table:table-cell>
              <table:table-cell office:value-type="float" office:value="530">
                <text:p>530</text:p>
              </table:table-cell>
              <table:table-cell office:value-type="float" office:value="0.0328573679245283">
                <text:p>0.0328573679245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00342411296296296">
                <text:p>0.00342411296296296</text:p>
              </table:table-cell>
              <table:table-cell office:value-type="float" office:value="540">
                <text:p>540</text:p>
              </table:table-cell>
              <table:table-cell office:value-type="float" office:value="0.0326101759259259">
                <text:p>0.0326101759259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00338455454545455">
                <text:p>0.00338455454545455</text:p>
              </table:table-cell>
              <table:table-cell office:value-type="float" office:value="550">
                <text:p>550</text:p>
              </table:table-cell>
              <table:table-cell office:value-type="float" office:value="0.0323026618181818">
                <text:p>0.03230266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00332330357142857">
                <text:p>0.00332330357142857</text:p>
              </table:table-cell>
              <table:table-cell office:value-type="float" office:value="560">
                <text:p>560</text:p>
              </table:table-cell>
              <table:table-cell office:value-type="float" office:value="0.0320531625">
                <text:p>0.0320531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00327862631578947">
                <text:p>0.00327862631578947</text:p>
              </table:table-cell>
              <table:table-cell office:value-type="float" office:value="570">
                <text:p>570</text:p>
              </table:table-cell>
              <table:table-cell office:value-type="float" office:value="0.0317762789473684">
                <text:p>0.0317762789473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00322879482758621">
                <text:p>0.00322879482758621</text:p>
              </table:table-cell>
              <table:table-cell office:value-type="float" office:value="580">
                <text:p>580</text:p>
              </table:table-cell>
              <table:table-cell office:value-type="float" office:value="0.031521225862069">
                <text:p>0.031521225862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00318698474576271">
                <text:p>0.00318698474576271</text:p>
              </table:table-cell>
              <table:table-cell office:value-type="float" office:value="590">
                <text:p>590</text:p>
              </table:table-cell>
              <table:table-cell office:value-type="float" office:value="0.0312321271186441">
                <text:p>0.0312321271186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0314462666666667">
                <text:p>0.00314462666666667</text:p>
              </table:table-cell>
              <table:table-cell office:value-type="float" office:value="600">
                <text:p>600</text:p>
              </table:table-cell>
              <table:table-cell office:value-type="float" office:value="0.03100765">
                <text:p>0.03100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00310149016393443">
                <text:p>0.00310149016393443</text:p>
              </table:table-cell>
              <table:table-cell office:value-type="float" office:value="610">
                <text:p>610</text:p>
              </table:table-cell>
              <table:table-cell office:value-type="float" office:value="0.0307402">
                <text:p>0.03074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00305066612903226">
                <text:p>0.00305066612903226</text:p>
              </table:table-cell>
              <table:table-cell office:value-type="float" office:value="620">
                <text:p>620</text:p>
              </table:table-cell>
              <table:table-cell office:value-type="float" office:value="0.0305603612903226">
                <text:p>0.0305603612903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00301475079365079">
                <text:p>0.00301475079365079</text:p>
              </table:table-cell>
              <table:table-cell office:value-type="float" office:value="630">
                <text:p>630</text:p>
              </table:table-cell>
              <table:table-cell office:value-type="float" office:value="0.0303053">
                <text:p>0.03030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02978646875">
                <text:p>0.002978646875</text:p>
              </table:table-cell>
              <table:table-cell office:value-type="float" office:value="640">
                <text:p>640</text:p>
              </table:table-cell>
              <table:table-cell office:value-type="float" office:value="0.0300719046875">
                <text:p>0.030071904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00293764615384615">
                <text:p>0.00293764615384615</text:p>
              </table:table-cell>
              <table:table-cell office:value-type="float" office:value="650">
                <text:p>650</text:p>
              </table:table-cell>
              <table:table-cell office:value-type="float" office:value="0.0297804061538462">
                <text:p>0.0297804061538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00290508181818182">
                <text:p>0.00290508181818182</text:p>
              </table:table-cell>
              <table:table-cell office:value-type="float" office:value="660">
                <text:p>660</text:p>
              </table:table-cell>
              <table:table-cell office:value-type="float" office:value="0.0296392984848485">
                <text:p>0.0296392984848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00286678656716418">
                <text:p>0.00286678656716418</text:p>
              </table:table-cell>
              <table:table-cell office:value-type="float" office:value="670">
                <text:p>670</text:p>
              </table:table-cell>
              <table:table-cell office:value-type="float" office:value="0.029386976119403">
                <text:p>0.029386976119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00282244852941176">
                <text:p>0.00282244852941176</text:p>
              </table:table-cell>
              <table:table-cell office:value-type="float" office:value="680">
                <text:p>680</text:p>
              </table:table-cell>
              <table:table-cell office:value-type="float" office:value="0.0291688161764706">
                <text:p>0.0291688161764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00279374347826087">
                <text:p>0.00279374347826087</text:p>
              </table:table-cell>
              <table:table-cell office:value-type="float" office:value="690">
                <text:p>690</text:p>
              </table:table-cell>
              <table:table-cell office:value-type="float" office:value="0.0289960565217391">
                <text:p>0.02899605652173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0275863">
                <text:p>0.00275863</text:p>
              </table:table-cell>
              <table:table-cell office:value-type="float" office:value="700">
                <text:p>700</text:p>
              </table:table-cell>
              <table:table-cell office:value-type="float" office:value="0.0288234371428571">
                <text:p>0.0288234371428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00272734788732394">
                <text:p>0.00272734788732394</text:p>
              </table:table-cell>
              <table:table-cell office:value-type="float" office:value="710">
                <text:p>710</text:p>
              </table:table-cell>
              <table:table-cell office:value-type="float" office:value="0.0286513197183099">
                <text:p>0.02865131971830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00270242222222222">
                <text:p>0.00270242222222222</text:p>
              </table:table-cell>
              <table:table-cell office:value-type="float" office:value="720">
                <text:p>720</text:p>
              </table:table-cell>
              <table:table-cell office:value-type="float" office:value="0.0283823166666667">
                <text:p>0.02838231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0026692">
                <text:p>0.0026692</text:p>
              </table:table-cell>
              <table:table-cell office:value-type="float" office:value="730">
                <text:p>730</text:p>
              </table:table-cell>
              <table:table-cell office:value-type="float" office:value="0.0282127684931507">
                <text:p>0.02821276849315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0026339027027027">
                <text:p>0.0026339027027027</text:p>
              </table:table-cell>
              <table:table-cell office:value-type="float" office:value="740">
                <text:p>740</text:p>
              </table:table-cell>
              <table:table-cell office:value-type="float" office:value="0.0280564027027027">
                <text:p>0.0280564027027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002606712">
                <text:p>0.002606712</text:p>
              </table:table-cell>
              <table:table-cell office:value-type="float" office:value="750">
                <text:p>750</text:p>
              </table:table-cell>
              <table:table-cell office:value-type="float" office:value="0.0278680666666667">
                <text:p>0.0278680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00258198815789474">
                <text:p>0.00258198815789474</text:p>
              </table:table-cell>
              <table:table-cell office:value-type="float" office:value="760">
                <text:p>760</text:p>
              </table:table-cell>
              <table:table-cell office:value-type="float" office:value="0.02766475">
                <text:p>0.027664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255262077922078">
                <text:p>0.00255262077922078</text:p>
              </table:table-cell>
              <table:table-cell office:value-type="float" office:value="770">
                <text:p>770</text:p>
              </table:table-cell>
              <table:table-cell office:value-type="float" office:value="0.027512387012987">
                <text:p>0.0275123870129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00251721538461538">
                <text:p>0.00251721538461538</text:p>
              </table:table-cell>
              <table:table-cell office:value-type="float" office:value="780">
                <text:p>780</text:p>
              </table:table-cell>
              <table:table-cell office:value-type="float" office:value="0.0273568038461538">
                <text:p>0.02735680384615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00249787088607595">
                <text:p>0.00249787088607595</text:p>
              </table:table-cell>
              <table:table-cell office:value-type="float" office:value="790">
                <text:p>790</text:p>
              </table:table-cell>
              <table:table-cell office:value-type="float" office:value="0.0271707303797468">
                <text:p>0.0271707303797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002471315">
                <text:p>0.002471315</text:p>
              </table:table-cell>
              <table:table-cell office:value-type="float" office:value="800">
                <text:p>800</text:p>
              </table:table-cell>
              <table:table-cell office:value-type="float" office:value="0.0270252175">
                <text:p>0.0270252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00244638148148148">
                <text:p>0.00244638148148148</text:p>
              </table:table-cell>
              <table:table-cell office:value-type="float" office:value="810">
                <text:p>810</text:p>
              </table:table-cell>
              <table:table-cell office:value-type="float" office:value="0.0268594">
                <text:p>0.0268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00241830243902439">
                <text:p>0.00241830243902439</text:p>
              </table:table-cell>
              <table:table-cell office:value-type="float" office:value="820">
                <text:p>820</text:p>
              </table:table-cell>
              <table:table-cell office:value-type="float" office:value="0.0267211317073171">
                <text:p>0.0267211317073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00240120843373494">
                <text:p>0.00240120843373494</text:p>
              </table:table-cell>
              <table:table-cell office:value-type="float" office:value="830">
                <text:p>830</text:p>
              </table:table-cell>
              <table:table-cell office:value-type="float" office:value="0.0265433048192771">
                <text:p>0.0265433048192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00237039642857143">
                <text:p>0.00237039642857143</text:p>
              </table:table-cell>
              <table:table-cell office:value-type="float" office:value="840">
                <text:p>840</text:p>
              </table:table-cell>
              <table:table-cell office:value-type="float" office:value="0.0263763452380952">
                <text:p>0.0263763452380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00234386705882353">
                <text:p>0.00234386705882353</text:p>
              </table:table-cell>
              <table:table-cell office:value-type="float" office:value="850">
                <text:p>850</text:p>
              </table:table-cell>
              <table:table-cell office:value-type="float" office:value="0.0262363505882353">
                <text:p>0.026236350588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00232372093023256">
                <text:p>0.00232372093023256</text:p>
              </table:table-cell>
              <table:table-cell office:value-type="float" office:value="860">
                <text:p>860</text:p>
              </table:table-cell>
              <table:table-cell office:value-type="float" office:value="0.0261180151162791">
                <text:p>0.02611801511627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00230038505747126">
                <text:p>0.00230038505747126</text:p>
              </table:table-cell>
              <table:table-cell office:value-type="float" office:value="870">
                <text:p>870</text:p>
              </table:table-cell>
              <table:table-cell office:value-type="float" office:value="0.0259578885057471">
                <text:p>0.02595788850574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0022753625">
                <text:p>0.0022753625</text:p>
              </table:table-cell>
              <table:table-cell office:value-type="float" office:value="880">
                <text:p>880</text:p>
              </table:table-cell>
              <table:table-cell office:value-type="float" office:value="0.0258313443181818">
                <text:p>0.0258313443181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00225152247191011">
                <text:p>0.00225152247191011</text:p>
              </table:table-cell>
              <table:table-cell office:value-type="float" office:value="890">
                <text:p>890</text:p>
              </table:table-cell>
              <table:table-cell office:value-type="float" office:value="0.0256282438202247">
                <text:p>0.0256282438202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00223449666666667">
                <text:p>0.00223449666666667</text:p>
              </table:table-cell>
              <table:table-cell office:value-type="float" office:value="900">
                <text:p>900</text:p>
              </table:table-cell>
              <table:table-cell office:value-type="float" office:value="0.0255111655555556">
                <text:p>0.02551116555555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00221582637362637">
                <text:p>0.00221582637362637</text:p>
              </table:table-cell>
              <table:table-cell office:value-type="float" office:value="910">
                <text:p>910</text:p>
              </table:table-cell>
              <table:table-cell office:value-type="float" office:value="0.0253943901098901">
                <text:p>0.0253943901098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00219350543478261">
                <text:p>0.00219350543478261</text:p>
              </table:table-cell>
              <table:table-cell office:value-type="float" office:value="920">
                <text:p>920</text:p>
              </table:table-cell>
              <table:table-cell office:value-type="float" office:value="0.0252591489130435">
                <text:p>0.0252591489130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00217629032258065">
                <text:p>0.00217629032258065</text:p>
              </table:table-cell>
              <table:table-cell office:value-type="float" office:value="930">
                <text:p>930</text:p>
              </table:table-cell>
              <table:table-cell office:value-type="float" office:value="0.0251522978494624">
                <text:p>0.02515229784946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00215562340425532">
                <text:p>0.00215562340425532</text:p>
              </table:table-cell>
              <table:table-cell office:value-type="float" office:value="940">
                <text:p>940</text:p>
              </table:table-cell>
              <table:table-cell office:value-type="float" office:value="0.0249638308510638">
                <text:p>0.02496383085106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00213315263157895">
                <text:p>0.00213315263157895</text:p>
              </table:table-cell>
              <table:table-cell office:value-type="float" office:value="950">
                <text:p>950</text:p>
              </table:table-cell>
              <table:table-cell office:value-type="float" office:value="0.0249091326315789">
                <text:p>0.02490913263157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00211703958333333">
                <text:p>0.00211703958333333</text:p>
              </table:table-cell>
              <table:table-cell office:value-type="float" office:value="960">
                <text:p>960</text:p>
              </table:table-cell>
              <table:table-cell office:value-type="float" office:value="0.024741078125">
                <text:p>0.024741078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00209587835051546">
                <text:p>0.00209587835051546</text:p>
              </table:table-cell>
              <table:table-cell office:value-type="float" office:value="970">
                <text:p>970</text:p>
              </table:table-cell>
              <table:table-cell office:value-type="float" office:value="0.024621018556701">
                <text:p>0.024621018556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00208440918367347">
                <text:p>0.00208440918367347</text:p>
              </table:table-cell>
              <table:table-cell office:value-type="float" office:value="980">
                <text:p>980</text:p>
              </table:table-cell>
              <table:table-cell office:value-type="float" office:value="0.0245006020408163">
                <text:p>0.0245006020408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00206020202020202">
                <text:p>0.00206020202020202</text:p>
              </table:table-cell>
              <table:table-cell office:value-type="float" office:value="990">
                <text:p>990</text:p>
              </table:table-cell>
              <table:table-cell office:value-type="float" office:value="0.0243853494949495">
                <text:p>0.0243853494949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